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P61" style:parent-style-name="Heading1" style:family="paragraph">
      <style:paragraph-properties fo:text-align="justify"/>
      <style:text-properties style:font-name="Verdana"/>
    </style:style>
    <style:style style:name="P62" style:parent-style-name="Textbody" style:family="paragraph"/>
    <style:style style:name="P63" style:parent-style-name="Textbody" style:family="paragraph"/>
    <style:style style:name="P64" style:parent-style-name="Heading3" style:family="paragraph">
      <style:paragraph-properties fo:text-align="justify"/>
      <style:text-properties style:font-name="Verdana"/>
    </style:style>
    <style:style style:name="T65" style:parent-style-name="DefaultParagraphFont" style:family="text">
      <style:text-properties style:font-name="Wingdings" style:font-name-asian="Wingdings" style:font-name-complex="Wingdings"/>
    </style:style>
    <style:style style:name="T66" style:parent-style-name="DefaultParagraphFont" style:family="text">
      <style:text-properties style:font-name="Wingdings" style:font-name-asian="Wingdings" style:font-name-complex="Wingdings"/>
    </style:style>
    <style:style style:name="T67" style:parent-style-name="DefaultParagraphFont" style:family="text">
      <style:text-properties style:font-name="Wingdings" style:font-name-asian="Wingdings" style:font-name-complex="Wingdings"/>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fo:margin-left="0.7875in">
        <style:tab-stops/>
      </style:paragraph-properties>
    </style:style>
    <style:style style:name="P72" style:parent-style-name="Textbody" style:family="paragraph">
      <style:paragraph-properties fo:text-align="justify" fo:margin-left="0.7875in">
        <style:tab-stops/>
      </style:paragraph-properties>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paragraph-properties fo:text-align="justify" fo:margin-left="0.7875in">
        <style:tab-stops/>
      </style:paragraph-properties>
    </style:style>
    <style:style style:name="P96" style:parent-style-name="Textbody" style:family="paragraph">
      <style:paragraph-properties fo:text-align="justify" fo:margin-left="0.7875in">
        <style:tab-stops/>
      </style:paragraph-properties>
    </style:style>
    <style:style style:name="P97" style:parent-style-name="Textbody" style:family="paragraph">
      <style:paragraph-properties fo:text-align="justify"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margin-left="0.7875in">
        <style:tab-stops/>
      </style:paragraph-properties>
    </style:style>
    <style:style style:name="P101" style:parent-style-name="Textbody" style:family="paragraph"/>
    <style:style style:name="P102" style:parent-style-name="Textbody" style:family="paragraph">
      <style:paragraph-properties fo:margin-left="0.7875in">
        <style:tab-stops/>
      </style:paragraph-properties>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Heading3" style:family="paragraph">
      <style:paragraph-properties fo:text-align="justify"/>
      <style:text-properties style:font-name="Verdana"/>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Heading3" style:family="paragraph">
      <style:paragraph-properties fo:text-align="justify"/>
      <style:text-properties style:font-name="Verdana"/>
    </style:style>
    <style:style style:name="P286" style:parent-style-name="Textbody" style:family="paragraph">
      <style:paragraph-properties fo:text-align="justify"/>
    </style:style>
    <style:style style:name="T287" style:parent-style-name="DefaultParagraphFont" style:family="text">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Standard" style:family="paragraph">
      <style:text-properties fo:background-color="#CCCCCC"/>
    </style:style>
    <style:style style:name="P294" style:parent-style-name="Standard" style:family="paragraph">
      <style:text-properties fo:background-color="#CCCCCC"/>
    </style:style>
    <style:style style:name="P295" style:parent-style-name="Standard" style:family="paragraph">
      <style:text-properties fo:background-color="#CCCCCC"/>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ListParagraph" style:family="paragraph"/>
    <style:style style:name="P300" style:parent-style-name="ListParagraph" style:family="paragraph"/>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Textbody" style:family="paragraph">
      <style:paragraph-properties fo:text-align="justify"/>
    </style:style>
    <style:style style:name="P305" style:parent-style-name="Heading1" style:family="paragraph">
      <style:paragraph-properties fo:text-align="justify"/>
      <style:text-properties style:font-name="Verdana"/>
    </style:style>
    <style:style style:name="P306" style:parent-style-name="Textbody" style:family="paragraph"/>
    <style:style style:name="P307" style:parent-style-name="Textbody" style:family="paragraph"/>
    <style:style style:name="T308" style:parent-style-name="DefaultParagraphFont" style:family="text">
      <style:text-properties fo:font-weight="bold" style:font-weight-asian="bold" style:font-weight-complex="bold"/>
    </style:style>
    <style:style style:name="P309" style:parent-style-name="Textbody" style:family="paragraph"/>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P312" style:parent-style-name="Textbody" style:family="paragraph"/>
    <style:style style:name="P313" style:parent-style-name="Textbody" style:family="paragraph"/>
    <style:style style:name="P314" style:parent-style-name="Textbody" style:family="paragraph"/>
    <style:style style:name="P315" style:parent-style-name="Textbody" style:family="paragraph"/>
    <style:style style:name="P316" style:parent-style-name="Textbody" style:family="paragraph"/>
    <style:style style:name="P317" style:parent-style-name="Textbody" style:family="paragraph"/>
    <style:style style:name="P318" style:parent-style-name="Textbody" style:family="paragraph">
      <style:paragraph-properties fo:margin-left="0.5in">
        <style:tab-stops/>
      </style:paragraph-properties>
    </style:style>
    <style:style style:name="P319" style:parent-style-name="Textbody" style:family="paragraph">
      <style:paragraph-properties fo:text-indent="0.5in"/>
    </style:style>
    <style:style style:name="P320" style:parent-style-name="Textbody" style:family="paragraph">
      <style:paragraph-properties fo:margin-left="0.5in">
        <style:tab-stops/>
      </style:paragraph-properties>
    </style:style>
    <style:style style:name="P321" style:parent-style-name="Textbody" style:family="paragraph">
      <style:paragraph-properties fo:margin-left="0.5in">
        <style:tab-stops/>
      </style:paragraph-properties>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style:tab-stops/>
      </style:paragraph-properties>
    </style:style>
    <style:style style:name="P326" style:parent-style-name="Textbody" style:family="paragraph">
      <style:paragraph-properties fo:margin-left="0.5in">
        <style:tab-stops/>
      </style:paragraph-properties>
    </style:style>
    <style:style style:name="P327" style:parent-style-name="Textbody" style:family="paragraph">
      <style:paragraph-properties fo:margin-left="0.5in">
        <style:tab-stops/>
      </style:paragraph-properties>
    </style:style>
    <style:style style:name="P328" style:parent-style-name="Textbody" style:family="paragraph">
      <style:paragraph-properties fo:margin-left="0.5in">
        <style:tab-stops/>
      </style:paragraph-properties>
    </style:style>
    <style:style style:name="P32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41" style:parent-style-name="Textbody" style:family="paragraph">
      <style:paragraph-properties fo:background-color="#D9D9D9"/>
    </style:style>
    <style:style style:name="T34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43" style:parent-style-name="Textbody" style:family="paragraph"/>
    <style:style style:name="P344" style:parent-style-name="Textbody" style:family="paragraph"/>
    <style:style style:name="P345" style:parent-style-name="Heading3" style:family="paragraph">
      <style:paragraph-properties fo:text-align="justify"/>
      <style:text-properties style:font-name="Verdana"/>
    </style:style>
    <style:style style:name="P346" style:parent-style-name="Textbody" style:family="paragraph">
      <style:paragraph-properties fo:text-align="justify"/>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P350" style:parent-style-name="Textbody" style:family="paragraph">
      <style:paragraph-properties fo:text-align="justify"/>
      <style:text-properties fo:font-size="12pt" style:font-size-asian="12pt" style:font-size-complex="12pt"/>
    </style:style>
    <style:style style:name="P351" style:parent-style-name="Contents1" style:family="paragraph">
      <style:paragraph-properties fo:text-align="justify"/>
      <style:text-properties fo:font-weight="bold" style:font-weight-asian="bold" style:font-weight-complex="bold"/>
    </style:style>
    <style:style style:name="P352" style:parent-style-name="Textbody" style:family="paragraph">
      <style:paragraph-properties fo:text-align="justify"/>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fo:line-height="100%"/>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text-properties style:font-name="Consolas"/>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style>
    <style:style style:name="P385" style:parent-style-name="Textbody" style:family="paragraph">
      <style:paragraph-properties fo:text-align="justify" fo:line-height="100%"/>
    </style:style>
    <style:style style:name="P386" style:parent-style-name="Textbody" style:family="paragraph">
      <style:paragraph-properties fo:text-align="justify" fo:line-height="100%"/>
    </style:style>
    <style:style style:name="P387" style:parent-style-name="Textbody" style:family="paragraph">
      <style:paragraph-properties fo:text-align="justify" fo:line-height="100%"/>
    </style:style>
    <style:style style:name="P388" style:parent-style-name="Textbody" style:family="paragraph">
      <style:paragraph-properties fo:text-align="justify" fo:line-height="100%"/>
      <style:text-properties style:font-name="Consolas"/>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P391" style:parent-style-name="Textbody" style:family="paragraph">
      <style:paragraph-properties fo:text-align="justify" fo:line-height="100%"/>
      <style:text-properties style:font-name="Consolas"/>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text-properties style:font-name="Consolas"/>
    </style:style>
    <style:style style:name="P395" style:parent-style-name="Textbody" style:family="paragraph">
      <style:paragraph-properties fo:text-align="justify" fo:line-height="100%"/>
    </style:style>
    <style:style style:name="T396" style:parent-style-name="Emphasis" style:family="text">
      <style:text-properties fo:font-style="normal" style:font-style-asian="normal" style:font-style-complex="normal" fo:font-size="12pt" style:font-size-asian="12pt" style:font-size-complex="12pt"/>
    </style:style>
    <style:style style:name="P397" style:parent-style-name="Textbody" style:family="paragraph">
      <style:paragraph-properties fo:text-align="justify" fo:line-height="100%"/>
    </style:style>
    <style:style style:name="T398" style:parent-style-name="Emphasis" style:family="text">
      <style:text-properties fo:font-style="normal" style:font-style-asian="normal" style:font-style-complex="normal" fo:font-size="12pt" style:font-size-asian="12pt" style:font-size-complex="12pt"/>
    </style:style>
    <style:style style:name="T399" style:parent-style-name="Emphasis" style:family="text">
      <style:text-properties fo:font-style="normal" style:font-style-asian="normal" style:font-style-complex="normal" fo:font-size="12pt" style:font-size-asian="12pt" style:font-size-complex="12pt"/>
    </style:style>
    <style:style style:name="P400" style:parent-style-name="Textbody" style:family="paragraph">
      <style:paragraph-properties fo:text-align="justify" fo:line-height="100%"/>
    </style:style>
    <style:style style:name="T401" style:parent-style-name="Emphasis" style:family="text">
      <style:text-properties fo:font-style="normal" style:font-style-asian="normal" style:font-style-complex="normal" fo:font-size="12pt" style:font-size-asian="12pt" style:font-size-complex="12pt"/>
    </style:style>
    <style:style style:name="P402" style:parent-style-name="Textbody" style:family="paragraph">
      <style:paragraph-properties fo:text-align="justify" fo:line-height="100%"/>
    </style:style>
    <style:style style:name="T403" style:parent-style-name="Emphasis" style:family="text">
      <style:text-properties fo:font-style="normal" style:font-style-asian="normal" style:font-style-complex="normal" fo:font-size="12pt" style:font-size-asian="12pt" style:font-size-complex="12pt"/>
    </style:style>
    <style:style style:name="P404" style:parent-style-name="Textbody" style:family="paragraph">
      <style:paragraph-properties fo:text-align="justify" fo:line-height="100%"/>
      <style:text-properties style:font-name="Consolas"/>
    </style:style>
    <style:style style:name="P405" style:parent-style-name="Textbody" style:family="paragraph">
      <style:paragraph-properties fo:text-align="justify" fo:line-height="100%"/>
    </style:style>
    <style:style style:name="T406" style:parent-style-name="Emphasis" style:family="text">
      <style:text-properties fo:font-style="normal" style:font-style-asian="normal" style:font-style-complex="normal" fo:font-size="12pt" style:font-size-asian="12pt" style:font-size-complex="12pt"/>
    </style:style>
    <style:style style:name="T407" style:parent-style-name="Emphasis" style:family="text">
      <style:text-properties fo:font-style="normal" style:font-style-asian="normal" style:font-style-complex="normal" fo:font-size="12pt" style:font-size-asian="12pt" style:font-size-complex="12pt"/>
    </style:style>
    <style:style style:name="P408" style:parent-style-name="Textbody" style:family="paragraph">
      <style:paragraph-properties fo:text-align="justify" fo:line-height="100%"/>
      <style:text-properties style:font-name="Consolas"/>
    </style:style>
    <style:style style:name="P409" style:parent-style-name="Textbody" style:family="paragraph">
      <style:paragraph-properties fo:text-align="justify" fo:line-height="100%"/>
    </style:style>
    <style:style style:name="T410" style:parent-style-name="Emphasis" style:family="text">
      <style:text-properties fo:font-style="normal" style:font-style-asian="normal" style:font-style-complex="normal" fo:font-size="12pt" style:font-size-asian="12pt" style:font-size-complex="12pt"/>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T413" style:parent-style-name="Emphasis" style:family="text">
      <style:text-properties fo:font-style="normal" style:font-style-asian="normal" style:font-style-complex="normal" fo:font-size="12pt" style:font-size-asian="12pt" style:font-size-complex="12pt"/>
    </style:style>
    <style:style style:name="P414" style:parent-style-name="Textbody" style:family="paragraph">
      <style:paragraph-properties fo:text-align="justify" fo:line-height="100%"/>
      <style:text-properties style:font-name="Consolas"/>
    </style:style>
    <style:style style:name="P415" style:parent-style-name="Textbody" style:family="paragraph">
      <style:paragraph-properties fo:text-align="justify" fo:line-height="100%"/>
    </style:style>
    <style:style style:name="T416" style:parent-style-name="Emphasis" style:family="text">
      <style:text-properties fo:font-style="normal" style:font-style-asian="normal" style:font-style-complex="normal" fo:font-size="12pt" style:font-size-asian="12pt" style:font-size-complex="12pt"/>
    </style:style>
    <style:style style:name="P417" style:parent-style-name="Textbody" style:family="paragraph">
      <style:paragraph-properties fo:text-align="justify" fo:line-height="100%"/>
    </style:style>
    <style:style style:name="T418" style:parent-style-name="Emphasis" style:family="text">
      <style:text-properties fo:font-style="normal" style:font-style-asian="normal" style:font-style-complex="normal" fo:font-size="12pt" style:font-size-asian="12pt" style:font-size-complex="12pt"/>
    </style:style>
    <style:style style:name="P419" style:parent-style-name="Textbody" style:family="paragraph">
      <style:paragraph-properties fo:text-align="justify" fo:line-height="100%"/>
    </style:style>
    <style:style style:name="T420" style:parent-style-name="Emphasis" style:family="text">
      <style:text-properties fo:font-style="normal" style:font-style-asian="normal" style:font-style-complex="normal" fo:font-size="12pt" style:font-size-asian="12pt" style:font-size-complex="12pt"/>
    </style:style>
    <style:style style:name="T421" style:parent-style-name="Emphasis" style:family="text">
      <style:text-properties fo:font-style="normal" style:font-style-asian="normal" style:font-style-complex="normal" fo:font-size="12pt" style:font-size-asian="12pt" style:font-size-complex="12pt"/>
    </style:style>
    <style:style style:name="T422" style:parent-style-name="Emphasis" style:family="text">
      <style:text-properties fo:font-style="normal" style:font-style-asian="normal" style:font-style-complex="normal" fo:font-size="12pt" style:font-size-asian="12pt" style:font-size-complex="12pt"/>
    </style:style>
    <style:style style:name="P423" style:parent-style-name="Textbody" style:family="paragraph">
      <style:paragraph-properties fo:text-align="justify" fo:line-height="100%"/>
    </style:style>
    <style:style style:name="T424" style:parent-style-name="Emphasis" style:family="text">
      <style:text-properties fo:font-style="normal" style:font-style-asian="normal" style:font-style-complex="normal" fo:font-size="12pt" style:font-size-asian="12pt" style:font-size-complex="12pt"/>
    </style:style>
    <style:style style:name="P425" style:parent-style-name="Textbody" style:family="paragraph">
      <style:paragraph-properties fo:text-align="justify" fo:line-height="100%"/>
    </style:style>
    <style:style style:name="T426" style:parent-style-name="Emphasis" style:family="text">
      <style:text-properties fo:font-style="normal" style:font-style-asian="normal" style:font-style-complex="normal" fo:font-size="12pt" style:font-size-asian="12pt" style:font-size-complex="12pt"/>
    </style:style>
    <style:style style:name="T427" style:parent-style-name="Emphasis" style:family="text">
      <style:text-properties fo:font-style="normal" style:font-style-asian="normal" style:font-style-complex="normal" fo:font-size="12pt" style:font-size-asian="12pt" style:font-size-complex="12pt"/>
    </style:style>
    <style:style style:name="P428" style:parent-style-name="Textbody" style:family="paragraph">
      <style:paragraph-properties fo:text-align="justify" fo:line-height="100%"/>
    </style:style>
    <style:style style:name="T429" style:parent-style-name="Emphasis" style:family="text">
      <style:text-properties fo:font-style="normal" style:font-style-asian="normal" style:font-style-complex="normal" fo:font-size="12pt" style:font-size-asian="12pt" style:font-size-complex="12pt"/>
    </style:style>
    <style:style style:name="P430" style:parent-style-name="Textbody" style:family="paragraph">
      <style:paragraph-properties fo:text-align="justify" fo:line-height="100%"/>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text-properties style:font-name="Consolas"/>
    </style:style>
    <style:style style:name="P433" style:parent-style-name="Textbody" style:family="paragraph">
      <style:paragraph-properties fo:text-align="justify" fo:line-height="100%"/>
    </style:style>
    <style:style style:name="T434" style:parent-style-name="Emphasis" style:family="text">
      <style:text-properties fo:font-style="normal" style:font-style-asian="normal" style:font-style-complex="normal" fo:font-size="12pt" style:font-size-asian="12pt" style:font-size-complex="12pt"/>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style>
    <style:style style:name="T438" style:parent-style-name="Emphasis" style:family="text">
      <style:text-properties fo:font-style="normal" style:font-style-asian="normal" style:font-style-complex="normal" fo:font-size="12pt" style:font-size-asian="12pt" style:font-size-complex="12pt"/>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text-properties style:font-name="Consolas"/>
    </style:style>
    <style:style style:name="P447" style:parent-style-name="Textbody" style:family="paragraph">
      <style:paragraph-properties fo:text-align="justify" fo:line-height="100%"/>
    </style:style>
    <style:style style:name="T448" style:parent-style-name="Emphasis" style:family="text">
      <style:text-properties fo:font-style="normal" style:font-style-asian="normal" style:font-style-complex="normal" fo:font-size="12pt" style:font-size-asian="12pt" style:font-size-complex="12pt"/>
    </style:style>
    <style:style style:name="P449" style:parent-style-name="Textbody" style:family="paragraph">
      <style:paragraph-properties fo:text-align="justify" fo:line-height="100%"/>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text-properties style:font-name="Consolas"/>
    </style:style>
    <style:style style:name="P454" style:parent-style-name="Textbody" style:family="paragraph">
      <style:paragraph-properties fo:text-align="justify" fo:line-height="100%"/>
    </style:style>
    <style:style style:name="T455" style:parent-style-name="Emphasis" style:family="text">
      <style:text-properties fo:font-style="normal" style:font-style-asian="normal" style:font-style-complex="normal" fo:font-size="12pt" style:font-size-asian="12pt" style:font-size-complex="12pt"/>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T465" style:parent-style-name="Emphasis" style:family="text">
      <style:text-properties fo:font-style="normal" style:font-style-asian="normal" style:font-style-complex="normal" fo:font-size="12pt" style:font-size-asian="12pt" style:font-size-complex="12pt"/>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P473" style:parent-style-name="Heading3" style:family="paragraph">
      <style:paragraph-properties fo:text-align="justify"/>
      <style:text-properties style:font-name="Verdana"/>
    </style:style>
    <style:style style:name="P474" style:parent-style-name="Heading3" style:family="paragraph">
      <style:paragraph-properties fo:text-align="justify"/>
      <style:text-properties style:font-name="Verdana"/>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text-properties fo:font-weight="bold" style:font-weight-asian="bold" style:font-weight-complex="bold"/>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paragraph-properties fo:text-align="justify" fo:line-height="100%"/>
      <style:text-properties fo:font-size="11pt" style:font-size-asian="11pt" style:font-size-complex="11pt"/>
    </style:style>
    <style:style style:name="P530" style:parent-style-name="Textbody" style:family="paragraph">
      <style:paragraph-properties fo:text-align="justify" fo:line-height="100%"/>
      <style:text-properties fo:font-size="11pt" style:font-size-asian="11pt" style:font-size-complex="11pt"/>
    </style:style>
    <style:style style:name="P531" style:parent-style-name="Textbody" style:family="paragraph">
      <style:paragraph-properties fo:text-align="justify" fo:line-height="100%"/>
      <style:text-properties fo:font-size="11pt" style:font-size-asian="11pt" style:font-size-complex="11pt"/>
    </style:style>
    <style:style style:name="P532" style:parent-style-name="Textbody" style:family="paragraph">
      <style:paragraph-properties fo:text-align="justify" fo:line-height="100%"/>
      <style:text-properties fo:font-size="11pt" style:font-size-asian="11pt" style:font-size-complex="11pt"/>
    </style:style>
    <style:style style:name="P533" style:parent-style-name="Textbody" style:family="paragraph"/>
    <style:style style:name="P534" style:parent-style-name="Textbody" style:family="paragraph">
      <style:paragraph-properties fo:margin-left="0.7875in">
        <style:tab-stops/>
      </style:paragraph-properties>
    </style:style>
    <style:style style:name="P535" style:parent-style-name="Textbody" style:family="paragraph">
      <style:paragraph-properties fo:margin-left="0.7875in">
        <style:tab-stops/>
      </style:paragraph-properties>
    </style:style>
    <style:style style:name="P536" style:parent-style-name="Textbody" style:family="paragraph">
      <style:paragraph-properties fo:margin-left="0.7875in">
        <style:tab-stops/>
      </style:paragraph-properties>
    </style:style>
    <style:style style:name="P537" style:parent-style-name="Textbody" style:family="paragraph">
      <style:paragraph-properties fo:margin-left="0.7875in">
        <style:tab-stops/>
      </style:paragraph-properties>
    </style:style>
    <style:style style:name="P538" style:parent-style-name="Textbody" style:family="paragraph"/>
    <style:style style:name="P539" style:parent-style-name="Textbody" style:family="paragraph"/>
    <style:style style:name="P540" style:parent-style-name="Textbody" style:family="paragraph"/>
    <style:style style:name="P541" style:parent-style-name="Standard" style:family="paragraph">
      <style:paragraph-properties fo:margin-left="0.7875in" fo:text-indent="-0.25in">
        <style:tab-stops/>
      </style:paragraph-properties>
      <style:text-properties style:use-window-font-color="true" fo:background-color="#E6E6E6"/>
    </style:style>
    <style:style style:name="P542" style:parent-style-name="Standard" style:family="paragraph">
      <style:paragraph-properties fo:margin-left="0.7875in" fo:text-indent="-0.25in">
        <style:tab-stops/>
      </style:paragraph-properties>
      <style:text-properties style:use-window-font-color="true" fo:background-color="#E6E6E6"/>
    </style:style>
    <style:style style:name="P543" style:parent-style-name="Standard" style:family="paragraph">
      <style:paragraph-properties fo:margin-left="0.7875in" fo:text-indent="-0.25in">
        <style:tab-stops/>
      </style:paragraph-properties>
      <style:text-properties style:use-window-font-color="true" fo:background-color="#E6E6E6"/>
    </style:style>
    <style:style style:name="P544" style:parent-style-name="Standard" style:family="paragraph">
      <style:paragraph-properties fo:margin-left="0.787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paragraph-properties fo:margin-left="0.7875in">
        <style:tab-stops/>
      </style:paragraph-properties>
      <style:text-properties style:use-window-font-color="true" fo:background-color="#E6E6E6"/>
    </style:style>
    <style:style style:name="P558" style:parent-style-name="Standard" style:family="paragraph">
      <style:paragraph-properties fo:margin-left="0.7875in" fo:text-indent="-0.25in">
        <style:tab-stops/>
      </style:paragraph-properties>
      <style:text-properties style:use-window-font-color="true" fo:background-color="#E6E6E6"/>
    </style:style>
    <style:style style:name="P559" style:parent-style-name="Standard" style:family="paragraph">
      <style:paragraph-properties fo:margin-left="0.7875in">
        <style:tab-stops/>
      </style:paragraph-properties>
      <style:text-properties style:use-window-font-color="true" fo:background-color="#E6E6E6"/>
    </style:style>
    <style:style style:name="P560" style:parent-style-name="Standard" style:family="paragraph">
      <style:paragraph-properties fo:margin-left="0.7875in">
        <style:tab-stops/>
      </style:paragraph-properties>
      <style:text-properties style:use-window-font-color="true" fo:background-color="#E6E6E6"/>
    </style:style>
    <style:style style:name="P561" style:parent-style-name="Standard" style:family="paragraph">
      <style:text-properties style:use-window-font-color="true" fo:background-color="#FFFFFF"/>
    </style:style>
    <style:style style:name="P562" style:parent-style-name="Textbody" style:family="paragraph">
      <style:paragraph-properties fo:text-align="justify"/>
    </style:style>
    <style:style style:name="P563" style:parent-style-name="Textbody" style:family="paragraph">
      <style:paragraph-properties fo:text-align="justify"/>
    </style:style>
    <style:style style:name="P564" style:parent-style-name="Textbody" style:family="paragraph">
      <style:paragraph-properties fo:text-align="justify"/>
    </style:style>
    <style:style style:name="T565" style:parent-style-name="DefaultParagraphFont" style:family="text">
      <style:text-properties fo:font-size="13pt" style:font-size-asian="13pt" style:font-size-complex="13pt"/>
    </style:style>
    <style:style style:name="P566" style:parent-style-name="Textbody" style:family="paragraph">
      <style:paragraph-properties fo:text-align="justify"/>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Textbody" style:family="paragraph">
      <style:paragraph-properties fo:text-align="justify" fo:margin-left="0.7875in">
        <style:tab-stops/>
      </style:paragraph-properties>
      <style:text-properties style:use-window-font-color="true"/>
    </style:style>
    <style:style style:name="P595" style:parent-style-name="Textbody" style:family="paragraph">
      <style:paragraph-properties fo:text-align="justify" fo:margin-left="0.7875in">
        <style:tab-stops/>
      </style:paragraph-properties>
      <style:text-properties style:use-window-font-color="true"/>
    </style:style>
    <style:style style:name="P596" style:parent-style-name="Textbody" style:family="paragraph">
      <style:paragraph-properties fo:text-align="justify" fo:margin-left="0.7875in">
        <style:tab-stops/>
      </style:paragraph-properties>
      <style:text-properties style:use-window-font-color="true"/>
    </style:style>
    <style:style style:name="P597" style:parent-style-name="Heading1" style:family="paragraph">
      <style:paragraph-properties fo:text-align="justify"/>
      <style:text-properties style:font-name="Verdana"/>
    </style:style>
    <style:style style:name="P598" style:parent-style-name="Textbody" style:family="paragraph">
      <style:paragraph-properties fo:text-align="justify"/>
    </style:style>
    <style:style style:name="P599" style:parent-style-name="Textbody" style:family="paragraph">
      <style:paragraph-properties fo:text-align="justify" fo:margin-left="0.7875in">
        <style:tab-stops/>
      </style:paragraph-properties>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fo:margin-left="0.7875in">
        <style:tab-stops/>
      </style:paragraph-properties>
    </style:style>
    <style:style style:name="P602" style:parent-style-name="Textbody" style:family="paragraph">
      <style:paragraph-properties fo:text-align="justify" fo:margin-left="0.7875in">
        <style:tab-stops/>
      </style:paragraph-properties>
    </style:style>
    <style:style style:name="P603" style:parent-style-name="Textbody" style:family="paragraph">
      <style:paragraph-properties fo:text-align="justify" fo:margin-left="0.7875in">
        <style:tab-stops/>
      </style:paragraph-properties>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style:style>
    <style:style style:name="P606" style:parent-style-name="Textbody" style:family="paragraph">
      <style:paragraph-properties fo:text-align="justify"/>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margin-left="0.7875in">
        <style:tab-stops/>
      </style:paragraph-properties>
    </style:style>
    <style:style style:name="P611" style:parent-style-name="Textbody" style:family="paragraph">
      <style:paragraph-properties fo:text-align="justify" fo:margin-left="0.7875in">
        <style:tab-stops/>
      </style:paragraph-properties>
    </style:style>
    <style:style style:name="P612" style:parent-style-name="Textbody" style:family="paragraph">
      <style:paragraph-properties fo:text-align="justify" fo:margin-left="0.7875in">
        <style:tab-stops/>
      </style:paragraph-properties>
    </style:style>
    <style:style style:name="P613" style:parent-style-name="Textbody" style:family="paragraph">
      <style:paragraph-properties fo:text-align="justify" fo:line-height="100%"/>
    </style:style>
    <style:style style:name="T614" style:parent-style-name="DefaultParagraphFont" style:family="text">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style>
    <style:style style:name="T656" style:parent-style-name="DefaultParagraphFont" style:family="text">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paragraph-properties fo:margin-left="0.7875in">
        <style:tab-stops/>
      </style:paragraph-properties>
    </style:style>
    <style:style style:name="P719" style:parent-style-name="Textbody" style:family="paragraph">
      <style:paragraph-properties fo:margin-left="0.7875in">
        <style:tab-stops/>
      </style:paragraph-properties>
    </style:style>
    <style:style style:name="P720" style:parent-style-name="Textbody" style:family="paragraph">
      <style:paragraph-properties fo:margin-left="0.7875in">
        <style:tab-stops/>
      </style:paragraph-properties>
    </style:style>
    <style:style style:name="P721"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text:s/></text:span><text:span text:style-name="Hyperlink">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text:span><text:span text:style-name="Hyperlink">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text:s/></text:span><text:span text:style-name="Hyperlink">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text:s/></text:span><text:span text:style-name="Hyperlink">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text:span><text:span text:style-name="Hyperlink">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text:s/></text:span><text:span text:style-name="Hyperlink">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text:soft-page-break/>Good<text:s/>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 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e pandas flask_cors nested_lookup flask_mail pyjwt datetime bcrypt autopep8 xlsxwriter flask_scss flask_weasyprint babel rx python-socketio[client] pyodbc asyn</text:span><text:span text:style-name="T60">cio aiohttp openpyxl</text:span></text:p>
      <text:p text:style-name="Textbody"/>
      <text:h text:style-name="P61"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4" text:outline-level="3"><text:bookmark-start text:name="__RefHeading___Toc381_288785947"/><text:bookmark-start text:name="_Toc75769312"/>React client (trace-client)<text:bookmark-end text:name="__RefHeading___Toc381_288785947"/><text:bookmark-end text:name="_Toc75769312"/></text:h>
      <text:h text:style-name="Heading4" text:outline-level="4">Starting</text:h>
      <text:p text:style-name="Textbody">App.tsx<text:s/><text:span text:style-name="T65"></text:span><text:s/>acc-main<text:s/><text:span text:style-name="T66"></text:span><text:s/>trace-main<text:s/><text:span text:style-name="T67"></text:span><text:s/>launchPad</text:p>
      <text:p text:style-name="Textbody">There can be many entities. Selected entity’s launchpad is called. Launchpad is entry point for an entity. Each entity has its own launchpad.</text:p>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8">Ibuki messaging is extensively used through rxjs reactive library.</text:p>
        </text:list-item>
        <text:list-item>
          <text:p text:style-name="P69">DataCache mechanism is<text:s/>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70"><text:tab/>1. In trace-left component graphql query is executed with await.</text:p>
      <text:soft-page-break/>
      <text:p text:style-name="P71"><text:tab/>2. After the query results are available, the same is done hotEmit (from ebuki). Since emit is performed before filterOn, hence hot is used. Ibuki message is 'DATACACHE-SUCCESSFULLY-LOADED'.</text:p>
      <text:p text:style-name="P72"><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3"><text:tab/>4. The json form template file uses the 'methodName': 'dataCache', args:['arg1', 'arg2' ...]. The dataCache is merely a method in the custom-methods file, and nothing more than that.</text:p>
      <text:list text:style-name="LFO3" text:continue-numbering="true">
        <text:list-item>
          <text:p text:style-name="P74">For number formatting and input of numbers a library react-number-format is used. It is used in the Money control in html-core.tsx.</text:p>
        </text:list-item>
        <text:list-item>
          <text:p text:style-name="P75">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6">For environment I used process.env.NODE_ENV. It has a value 'development' when started by 'npm start'. NODE_ENV has value 'production' if it is deployed to a server after ```npm run build```. I created a config.json file. There were two properties in it 'production'<text:s/>and 'development' and corresponding url's. Now based on the deployment corresponding url's were connected.</text:p>
      <text:p text:style-name="P77"/>
      <text:p text:style-name="P78">* In React always name a component with first letter capital as 'MyComponent' and not 'myComponent'</text:p>
      <text:p text:style-name="P79">* In new versions of React the hooks name start<text:s/>with 'use' and Rool of Hooks is followed</text:p>
      <text:p text:style-name="P80">* For state management I did not use Redux. In JavaScript, in multiple files if you import same file, the file is only impoted once and code in the file is executed with first reference of the file. So if you create<text:s/>a store object in a file, which is not in a function, then the state of the store is maintained in multiple files. The 'global-form-service' has a store and this store maintains the data of each form in the system through its formId.</text:p>
      <text:p text:style-name="P81">* By default if you use the same graphql client, it will cache the data and will not even fetch data from server after first call. To avoid that either use cache false policy or create a new client for each fetch.</text:p>
      <text:p text:style-name="P82">* Important note about &lt;input type = 'date'&gt; control: It always<text:s/>internally stores data in iso date ('YYYY-MM-DD') format, but displays the data in browser's locale format. So when you use it in React do this, otherwise it won't work properly:</text:p>
      <text:p text:style-name="P83">See meta.current.thisDate is in format 'YYYY-MM-DD'</text:p>
      <text:p text:style-name="P84">```</text:p>
      <text:p text:style-name="P85">const meta: any = useRef({</text:p>
      <text:p text:style-name="P86"><text:s text:c="4"/>thisDate: moment().format('YYYY-MM-DD')</text:p>
      <text:p text:style-name="P87">})</text:p>
      <text:p text:style-name="P88"/>
      <text:p text:style-name="P89">return &lt;TextField</text:p>
      <text:p text:style-name="P90"><text:s text:c="6"/>type='date'</text:p>
      <text:p text:style-name="P91"><text:s text:c="6"/>onChange={e =&gt; {</text:p>
      <text:soft-page-break/>
      <text:p text:style-name="P92"><text:s text:c="8"/>meta.current.thisDate = e.target.value</text:p>
      <text:p text:style-name="P93"><text:s text:c="8"/>setRefresh({})</text:p>
      <text:p text:style-name="P94"><text:s text:c="6"/>}}</text:p>
      <text:p text:style-name="P95"><text:s text:c="6"/>value={meta.current.thisDate}&gt;</text:p>
      <text:p text:style-name="P96"><text:s text:c="4"/>&lt;/TextField&gt;</text:p>
      <text:p text:style-name="P97">```</text:p>
      <text:h text:style-name="Heading4" text:outline-level="4"><text:bookmark-start text:name="__RefHeading___Toc387_288785947"/><text:bookmark-start text:name="_Toc75769315"/>Reducing the build size of React app<text:bookmark-end text:name="__RefHeading___Toc387_288785947"/><text:bookmark-end text:name="_Toc75769315"/></text:h>
      <text:list text:style-name="LFO4" text:continue-numbering="true">
        <text:list-item>
          <text:p text:style-name="P98">in package.json file use in scripts tag:</text:p>
        </text:list-item>
      </text:list>
      <text:p text:style-name="P99"><text:s/>"build": "set \"GENERATE_SOURCEMAP=false\" &amp;&amp; react-scripts build"</text:p>
      <text:p text:style-name="P100">This removed the map files</text:p>
      <text:list text:style-name="LFO4" text:continue-numbering="true">
        <text:list-item>
          <text:p text:style-name="P101">gzipping. In scripts tag:</text:p>
        </text:list-item>
      </text:list>
      <text:p text:style-name="P102">"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text:s/>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3">1. Every react functional component renders twice if you make use of useRef or useState. To change this behavior remove React.strictMode from index.tsx</text:p>
      <text:p text:style-name="P104">2. A parent React component can have a child component say &lt;ComponentA&gt; in two ways:</text:p>
      <text:p text:style-name="P105"><text:s text:c="2"/>a) Render in parent as return (&lt;ComponentA someProp={value}&gt;&lt;/ComponentA&gt;) . In this way if child component is refreshed then parent component is not refreshed</text:p>
      <text:p text:style-name="P106"><text:s text:c="2"/>b) Render in parent as return ( {ComponentA(value)}). In this way if child component is refreshed then parent component is also refreshed.</text:p>
      <text:p text:style-name="P107">React Component load event lifecycles</text:p>
      <text:p text:style-name="P108">* Hook is just a React component with no markup. It is a React component without any visual interface.</text:p>
      <text:p text:style-name="P109">* Comp1 has Comp2 has Comp3 has hookA</text:p>
      <text:p text:style-name="P110">* Lifecycle is:</text:p>
      <text:p text:style-name="P111"><text:s text:c="2"/>Body Comp1, Body Comp2, Body Comp3, Body hookA</text:p>
      <text:p text:style-name="P112"><text:s text:c="2"/>LayoutEffect hookA, LayoutEffect Comp3, LayoutEffect Comp2, LayoutEffect Comp1</text:p>
      <text:p text:style-name="P113"><text:s text:c="2"/>useEffect hookA, useEffect Comp3,<text:s/>useEffect Comp2, useEffect Comp1</text:p>
      <text:p text:style-name="P114"/>
      <text:p text:style-name="P115"><text:s text:c="2"/>So in brief sequence is parent body, child body, child layouteffect, parent layouteffect, child useEffect, parentuseEffect</text:p>
      <text:p text:style-name="P116">* When child is refreshed then parent is not refreshed</text:p>
      <text:p text:style-name="P117">* When parent is refreshed then child is refreshed with sequence parent body, child body, child layout, parent layout, child effect, parent effect</text:p>
      <text:p text:style-name="P118">* When a hook is refreshed then its parent which hosted the hook, is also refreshed</text:p>
      <text:p text:style-name="P119">* you can have useLayoutEffect and useEffect multiple times in a component</text:p>
      <text:p text:style-name="P120">* useLayoutEffect is syncronous and is run before useEffect</text:p>
      <text:p text:style-name="P121"/>
      <text:h text:style-name="Heading3" text:outline-level="3"><text:bookmark-start text:name="__RefHeading___Toc391_288785947"/><text:bookmark-start text:name="_Toc75769317"/><text:soft-page-break/>How to do auto login as 'd' in development environment<text:bookmark-end text:name="__RefHeading___Toc391_288785947"/><text:bookmark-end text:name="_Toc75769317"/></text:h>
      <text:p text:style-name="P122">In trace-header.ts &gt; useEffects &gt; enable the line having 'shortCircuit'. To undo autologin comment out 'shortCircuit' line</text:p>
      <text:p text:style-name="P123"/>
      <text:h text:style-name="Heading3" text:outline-level="3"><text:bookmark-start text:name="__RefHeading___Toc393_288785947"/><text:bookmark-start text:name="_Toc75769318"/>Auto logout after inactivity<text:bookmark-end text:name="__RefHeading___Toc393_288785947"/><text:bookmark-end text:name="_Toc75769318"/></text:h>
      <text:p text:style-name="P124">Implemented by using react-idle-timer library in trace-header</text:p>
      <text:h text:style-name="P125" text:outline-level="3"><text:bookmark-start text:name="__RefHeading___Toc111_288785947"/><text:bookmark-start text:name="_Toc75769319"/>React material-ui<text:bookmark-end text:name="__RefHeading___Toc111_288785947"/><text:bookmark-end text:name="_Toc75769319"/></text:h>
      <text:p text:style-name="P126">It is good to use Roboto fonts, material meta tag and CssBaseLine</text:p>
      <text:p text:style-name="P127"/>
      <text:p text:style-name="P128">* To create true modal dialog, means dialog is not closed when clicked outside. &lt;Dialog<text:s/>disableBackdropClick = {true}</text:p>
      <text:p text:style-name="P129"/>
      <text:p text:style-name="P130">** <text:s/>In public / index.html, include following in &lt;head&gt; tag:</text:p>
      <text:p text:style-name="P131"><text:s text:c="4"/>&lt;meta</text:p>
      <text:p text:style-name="P132"><text:s text:c="6"/>name="viewport"</text:p>
      <text:p text:style-name="P133"><text:s text:c="6"/>content="minimum-scale=1, initial-scale=1, width=device-width, shrink-to-fit=no"</text:p>
      <text:p text:style-name="P134"><text:s text:c="4"/>/&gt;</text:p>
      <text:p text:style-name="P135"><text:s text:c="4"/>&lt;link rel="stylesheet" href="https://fonts.googleapis.com/css?family=Roboto:300,400,500,700&amp;display=swap" /&gt;</text:p>
      <text:p text:style-name="P136"><text:s text:c="4"/>&lt;link rel="stylesheet" href="https://fonts.googleapis.com/icon?family=Material+Icons" /&gt;</text:p>
      <text:p text:style-name="P137"/>
      <text:p text:style-name="P138">** To include CssBaseLine I added &lt;CssBaseline /&gt; in AppMain component which is the<text:s/>topmost component</text:p>
      <text:p text:style-name="P139">* Use Typography for any type of text wherever possible. Use Paper, Container or Box as div.</text:p>
      <text:p text:style-name="P140">* Use module clsx to apply multiple classes to an element</text:p>
      <text:p text:style-name="P141"/>
      <text:p text:style-name="P142">* When you want to change style of all input in a page using material component TextField</text:p>
      <text:p text:style-name="P143">const useStyles = makeStyles((theme) =&gt; ({</text:p>
      <text:p text:style-name="P144"><text:s text:c="4"/>root: {</text:p>
      <text:p text:style-name="P145"><text:s text:c="8"/>'&amp; .MuiInputBase-root': {</text:p>
      <text:p text:style-name="P146"><text:s text:c="12"/>fontSize: '30px',</text:p>
      <text:p text:style-name="P147"><text:s text:c="12"/>color: 'red'</text:p>
      <text:p text:style-name="P148"><text:s text:c="8"/>}</text:p>
      <text:p text:style-name="P149"><text:s text:c="4"/>},</text:p>
      <text:p text:style-name="P150">}))</text:p>
      <text:p text:style-name="P151">&lt;form className={classes.root} noValidate autoComplete="off"&gt;</text:p>
      <text:p text:style-name="P152"><text:s text:c="2"/>...</text:p>
      <text:p text:style-name="P153"><text:s text:c="2"/>use &lt;TextField&gt; here</text:p>
      <text:p text:style-name="P154">This way all the TextField will have color = red and fontSize = 30px. I got MuiInputBase-root from Chrome Elements tab</text:p>
      <text:p text:style-name="P155"/>
      <text:p text:style-name="P156">* To select all children use '&amp; &gt; * '</text:p>
      <text:p text:style-name="P157"/>
      <text:p text:style-name="P158">* Generate classes at the bottom of file using makeStyles material construct and use those<text:s/><text:soft-page-break/>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59"><text:s text:c="2"/>a) import { makeStyles, useTheme, Theme, createStyles } from '@material-ui/core/styles'</text:p>
      <text:p text:style-name="P160"><text:s text:c="2"/>b) In function component at the begining:</text:p>
      <text:p text:style-name="P161"><text:s text:c="6"/>const theme = useTheme()</text:p>
      <text:p text:style-name="P162"><text:s text:c="6"/>const classes = useStyles()</text:p>
      <text:p text:style-name="P163"><text:s text:c="2"/>c) After the export statement of function component</text:p>
      <text:p text:style-name="P164"><text:s text:c="12"/>```</text:p>
      <text:p text:style-name="P165"><text:s text:c="12"/>const useStyles: any = makeStyles((theme: Theme) =&gt;</text:p>
      <text:p text:style-name="P166"><text:s text:c="12"/>createStyles({</text:p>
      <text:p text:style-name="P167"><text:s text:c="16"/>menuButton: {</text:p>
      <text:p text:style-name="P168"><text:s text:c="20"/>marginRight:<text:s/>theme.spacing(2),</text:p>
      <text:p text:style-name="P169"><text:s text:c="16"/>},</text:p>
      <text:p text:style-name="P170"><text:s text:c="16"/>hide: {</text:p>
      <text:p text:style-name="P171"><text:s text:c="20"/>display: 'none',</text:p>
      <text:p text:style-name="P172"><text:s text:c="16"/>},</text:p>
      <text:p text:style-name="P173"><text:s text:c="16"/>appBarButton: {</text:p>
      <text:p text:style-name="P174"><text:s text:c="20"/>minHeight: 'inherit'</text:p>
      <text:p text:style-name="P175"><text:s text:c="20"/>, border: '1px solid transparent'</text:p>
      <text:p text:style-name="P176"><text:s text:c="12"/><text:s text:c="8"/>, "&amp;:hover": { border: `1px solid ${theme.palette.background.default}` }</text:p>
      <text:p text:style-name="P177"><text:s text:c="20"/>, textTransform:'capitalize' // First letter to be capital. By default material makes all button text as uppercase</text:p>
      <text:p text:style-name="P178"><text:s text:c="16"/>}</text:p>
      <text:p text:style-name="P179"><text:s text:c="14"/>})</text:p>
      <text:p text:style-name="P180"><text:s text:c="5"/><text:s text:c="7"/>)</text:p>
      <text:p text:style-name="P181"><text:s text:c="8"/>```</text:p>
      <text:p text:style-name="P182"><text:s text:c="4"/>d) Now function component you can use the menuButton, hide and appBarButton as className</text:p>
      <text:p text:style-name="P183"><text:s text:c="6"/>```</text:p>
      <text:p text:style-name="P184"><text:s text:c="8"/>&lt;Button</text:p>
      <text:p text:style-name="P185"><text:s text:c="12"/>size='large'</text:p>
      <text:p text:style-name="P186"><text:s text:c="12"/>variant="outlined"</text:p>
      <text:p text:style-name="P187"><text:s text:c="12"/>color='inherit'</text:p>
      <text:p text:style-name="P188"><text:s text:c="12"/>className={classes.appBarButton} <text:s/>&lt;--- see the use</text:p>
      <text:p text:style-name="P189"><text:s text:c="12"/>endIcon={&lt;ArrowDropDown&gt;&lt;/ArrowDropDown&gt;}</text:p>
      <text:p text:style-name="P190"><text:s text:c="12"/>onClick=</text:p>
      <text:p text:style-name="P191"><text:s text:c="6"/>```</text:p>
      <text:p text:style-name="P192">* Overriding existing classes of Material UI components. A material UI component is composed of several elements. Each element has its<text:s/>own set of classes which collectively provide look and feal of complete material ui component. All elements are nested inside a 'root' element.</text:p>
      <text:p text:style-name="P193">You can override / merge the classes of root element and its nested children elements. Each mat ui component has<text:s/>a 'classes' attribute which is different than the className attribute. You can use the className attribute, but if it does not work due to specificity then you can make use of 'classes' object. Here is the way;</text:p>
      <text:p text:style-name="P194">a) Just create a new css class say 'myRoot'<text:s/>inside the 'createStyles' as shown above by making use of makeStyles, createStyles, useStyles and so on.</text:p>
      <text:soft-page-break/>
      <text:p text:style-name="P195">b) In the documentation of Button api you can see the rules such as root, label, text, textPrimary and so on. You can customize any of these rules by<text:s/>using 'classes' attribute which is an object. See how:</text:p>
      <text:p text:style-name="P196"><text:s text:c="2"/>1) Suppose I already created 'myRoot' class following the above procedure.</text:p>
      <text:p text:style-name="P197"><text:s text:c="8"/>```</text:p>
      <text:p text:style-name="P198"><text:s text:c="8"/>createStyles({</text:p>
      <text:p text:style-name="P199"><text:s text:c="8"/>myRoot: {</text:p>
      <text:p text:style-name="P200"><text:s text:c="12"/>backgroundColor: 'teal'</text:p>
      <text:p text:style-name="P201"><text:s text:c="12"/>, textTransform:'capitalize'</text:p>
      <text:p text:style-name="P202"><text:s text:c="8"/>},</text:p>
      <text:p text:style-name="P203"><text:s text:c="8"/>```</text:p>
      <text:p text:style-name="P204"><text:s text:c="2"/>2) This is how to use 'classes' attribute of Button</text:p>
      <text:p text:style-name="P205"><text:s text:c="2"/>```</text:p>
      <text:p text:style-name="P206"><text:s text:c="8"/>&lt;Button size='large' variant="outlined" color="inherit"</text:p>
      <text:p text:style-name="P207"><text:s text:c="12"/>className={classes.appbarButton}</text:p>
      <text:p text:style-name="P208"><text:s text:c="12"/>classes = {{</text:p>
      <text:p text:style-name="P209"><text:s text:c="16"/>root: classes.myRoot &lt;--- See how I have injected the myRoot class in the root element of Button component</text:p>
      <text:p text:style-name="P210"><text:s text:c="16"/>}</text:p>
      <text:p text:style-name="P211"><text:s text:c="12"/>}&gt;</text:p>
      <text:p text:style-name="P212"><text:s text:c="12"/>Button 1</text:p>
      <text:p text:style-name="P213"><text:s text:c="8"/>&lt;/Button&gt;</text:p>
      <text:p text:style-name="P214"><text:s text:c="2"/>```</text:p>
      <text:p text:style-name="P215"/>
      <text:p text:style-name="P216">* By default all buttons of material have uppercase. To make it first letter only uppercase use textTransform: 'none' in the class or style</text:p>
      <text:p text:style-name="P217"/>
      <text:p text:style-name="P218">* A tricky case for making close button in dialogbox at top right corner</text:p>
      <text:p text:style-name="P219">```</text:p>
      <text:p text:style-name="P220">&lt;Dialog</text:p>
      <text:p text:style-name="P221"><text:s text:c="6"/>open={meta.current.showDialog}</text:p>
      <text:p text:style-name="P222"><text:s text:c="6"/>maxWidth='sm'</text:p>
      <text:p text:style-name="P223"><text:s text:c="6"/>onClose={() =&gt; {</text:p>
      <text:p text:style-name="P224"><text:s text:c="10"/>closeDialog()</text:p>
      <text:p text:style-name="P225"><text:s text:c="6"/>}}&gt;</text:p>
      <text:p text:style-name="P226"><text:s text:c="6"/>&lt;DialogTitle disableTypography id="simple-dialog-title" <text:s/>&lt;--- disableTypography does the trick. Check the dialogTitle class</text:p>
      <text:p text:style-name="P227"><text:s text:c="10"/>className={classes.dialogTitle}&gt;</text:p>
      <text:p text:style-name="P228"><text:s text:c="10"/>&lt;h2&gt;</text:p>
      <text:p text:style-name="P229"><text:s text:c="14"/>{meta.current.dialogConfig.title}</text:p>
      <text:p text:style-name="P230"><text:s text:c="10"/>&lt;/h2&gt;</text:p>
      <text:p text:style-name="P231"><text:s text:c="4"/><text:s text:c="6"/>&lt;IconButton size='small' color="default"</text:p>
      <text:p text:style-name="P232"><text:s text:c="14"/>onClick={closeDialog} aria-label="close"&gt;</text:p>
      <text:p text:style-name="P233"><text:s text:c="14"/>&lt;CloseIcon /&gt;</text:p>
      <text:p text:style-name="P234"><text:s text:c="10"/>&lt;/IconButton&gt;</text:p>
      <text:p text:style-name="P235"><text:s text:c="6"/>&lt;/DialogTitle&gt;</text:p>
      <text:p text:style-name="P236"><text:s text:c="6"/>&lt;DialogContent&gt;</text:p>
      <text:p text:style-name="P237"><text:s text:c="10"/>&lt;Comp&gt;&lt;/Comp&gt;</text:p>
      <text:p text:style-name="P238"><text:s text:c="6"/>&lt;/DialogContent&gt;</text:p>
      <text:soft-page-break/>
      <text:p text:style-name="P239"><text:s text:c="6"/>&lt;DialogActions&gt;</text:p>
      <text:p text:style-name="P240"><text:s text:c="10"/>&lt;TraceSubmitButton</text:p>
      <text:p text:style-name="P241"><text:s text:c="14"/>onClick={() =&gt; {</text:p>
      <text:p text:style-name="P242"><text:s text:c="18"/>submitDialog()</text:p>
      <text:p text:style-name="P243"><text:s text:c="14"/>}}&gt;&lt;/TraceSubmitButton&gt;</text:p>
      <text:p text:style-name="P244"><text:s text:c="10"/>&lt;TraceCancelButton</text:p>
      <text:p text:style-name="P245"><text:s text:c="14"/>onClick={</text:p>
      <text:p text:style-name="P246"><text:s text:c="18"/>() =&gt; {</text:p>
      <text:p text:style-name="P247"><text:s text:c="22"/>closeDialog()</text:p>
      <text:p text:style-name="P248"><text:s text:c="18"/>}}&gt;&lt;/TraceCancelButton&gt;</text:p>
      <text:p text:style-name="P249"/>
      <text:p text:style-name="P250"><text:s text:c="6"/>&lt;/DialogActions&gt;</text:p>
      <text:p text:style-name="P251">&lt;/Dialog&gt;</text:p>
      <text:p text:style-name="P252">```</text:p>
      <text:p text:style-name="P253">```</text:p>
      <text:p text:style-name="P254">...</text:p>
      <text:p text:style-name="P255">dialogTitle: {</text:p>
      <text:p text:style-name="P256"><text:s text:c="4"/>display: 'flex'</text:p>
      <text:p text:style-name="P257"><text:s text:c="4"/>, justifyContent: 'space-between'</text:p>
      <text:p text:style-name="P258"><text:s text:c="4"/>, alignItems: 'center'</text:p>
      <text:p text:style-name="P259">}</text:p>
      <text:p text:style-name="P260">...</text:p>
      <text:p text:style-name="P261">```</text:p>
      <text:p text:style-name="P262"/>
      <text:p text:style-name="P263">*<text:s/>material-table is good datatable for material react UI. You need to set the 'icons' property, otherwise basic icons will not be visible</text:p>
      <text:p text:style-name="P264">* A very tricky case of TextField of material UI. TextField is a set of many controls. If you want to customize the &lt;input&gt; control inside TextField you must use inputProps attribute. This is how I changed color to red and increased the width:</text:p>
      <text:p text:style-name="P265">```</text:p>
      <text:p text:style-name="P266">&lt;TextField</text:p>
      <text:p text:style-name="P267"><text:s text:c="2"/>className= {classes.textField}</text:p>
      <text:p text:style-name="P268"><text:s text:c="2"/>inputProps={{</text:p>
      <text:p text:style-name="P269"><text:s text:c="4"/>style: {</text:p>
      <text:p text:style-name="P270"><text:s text:c="6"/>color: 'red',</text:p>
      <text:p text:style-name="P271"><text:s text:c="6"/>width: '10rem'</text:p>
      <text:p text:style-name="P272"><text:s text:c="4"/>}</text:p>
      <text:p text:style-name="P273"><text:s text:c="2"/>}}</text:p>
      <text:p text:style-name="P274"><text:s text:c="2"/>type='date'</text:p>
      <text:p text:style-name="P275"><text:s text:c="2"/>onChange={e =&gt; {</text:p>
      <text:p text:style-name="P276"><text:s text:c="4"/>setField(parent, item.name, e.target.value)</text:p>
      <text:p text:style-name="P277"><text:s text:c="4"/>setRefresh({})</text:p>
      <text:p text:style-name="P278"><text:s text:c="2"/>}}</text:p>
      <text:p text:style-name="P279"><text:s text:c="2"/>value = {getField(parent, item.name) || ''}</text:p>
      <text:p text:style-name="P280"><text:s text:c="2"/>&gt;</text:p>
      <text:p text:style-name="P281">&lt;/TextField&gt;</text:p>
      <text:p text:style-name="P282">```</text:p>
      <text:p text:style-name="P283">See how I provided a blank value for the value field. This is important to stop the<text:s/>warning of uncontrolled React component. For every controlled React component an initial value is<text:s/><text:soft-page-break/>important.</text:p>
      <text:p text:style-name="P284">*** Universal loading indicator. trace-loading-indicator is universal loading indicator which can be activated from any part of software. It uses material "Backdrop" control.</text:p>
      <text:h text:style-name="P285" text:outline-level="3"><text:bookmark-start text:name="__RefHeading___Toc113_288785947"/><text:bookmark-start text:name="_Toc75769320"/>PrimeReact (UI-Library)<text:bookmark-end text:name="__RefHeading___Toc113_288785947"/><text:bookmark-end text:name="_Toc75769320"/></text:h>
      <text:list text:style-name="LFO5" text:continue-numbering="true">
        <text:list-item>
          <text:p text:style-name="P286">Datatable row highlight: Sample code</text:p>
        </text:list-item>
      </text:list>
      <text:p text:style-name="Standard"/>
      <text:p text:style-name="Standard"><text:tab/><text:span text:style-name="T287">&lt;DataTable</text:span></text:p>
      <text:p text:style-name="P288"><text:s text:c="4"/><text:tab/><text:tab/>className={className}</text:p>
      <text:p text:style-name="P289"><text:s text:c="4"/><text:tab/><text:tab/>rowClassName={(node: any) =&gt; ({'ledger-summary': node.tranType ===<text:s/><text:tab/><text:tab/>'Summary'})}</text:p>
      <text:p text:style-name="P290"><text:s text:c="4"/><text:tab/><text:tab/>rowHover={true}</text:p>
      <text:p text:style-name="P291"><text:s text:c="4"/><text:tab/><text:tab/>scrollable={isScrollable}</text:p>
      <text:p text:style-name="P292"><text:s text:c="4"/><text:tab/><text:tab/>scrollHeight="calc(100vh - 24rem)"</text:p>
      <text:p text:style-name="P293"><text:s text:c="4"/><text:tab/><text:tab/>value={meta.current.transactions}&gt;</text:p>
      <text:p text:style-name="P294"><text:s text:c="4"/><text:tab/><text:tab/>{getLedgerColumns()}</text:p>
      <text:p text:style-name="P295"><text:tab/>&lt;/DataTable&gt;</text:p>
      <text:p text:style-name="P296"/>
      <text:list text:style-name="LFO5" text:continue-numbering="true">
        <text:list-item>
          <text:p text:style-name="P297">rowClassName is the answer. It activates a class for the rows against certain condition out of available classes to the datatable. Here the ‘ledger-summary’ class is available to DataTable and it is activated when tranType === ‘Summary’</text:p>
        </text:list-item>
      </text:list>
      <text:p text:style-name="P298"/>
      <text:h text:style-name="Heading1" text:outline-level="1">Python UI (tkinter)</text:h>
      <text:h text:style-name="Heading2" text:outline-level="2">Deployment</text:h>
      <text:p text:style-name="Normal">Note to type the double apostrophe and dashes and not copy / paste</text:p>
      <text:p text:style-name="Normal"/>
      <text:list text:style-name="LFO6" text:continue-numbering="true">
        <text:list-item>
          <text:p text:style-name="P299">pyinstaller can be successfully used to create an exe file</text:p>
        </text:list-item>
        <text:list-item>
          <text:p text:style-name="P300">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text:s/>tkintercaledar is used</text:p>
      <text:p text:style-name="ListParagraph">--noconsole is required if console is not required. Good for gui applications.</text:p>
      <text:list text:style-name="LFO6" text:continue-numbering="true">
        <text:list-item>
          <text:p text:style-name="P301">You need to manually copy all the .json files in the folder having exe file. These are not included in the build</text:p>
        </text:list-item>
        <text:list-item>
          <text:p text:style-name="P302">You need to be in virtual environment if<text:s/>it is active</text:p>
        </text:list-item>
        <text:list-item>
          <text:p text:style-name="P303">If your exe is giving problem run the exe in command prompt. Before that create the exe while not having --noconsole</text:p>
        </text:list-item>
      </text:list>
      <text:p text:style-name="Normal"/>
      <text:p text:style-name="P304"/>
      <text:h text:style-name="P305" text:outline-level="1"><text:bookmark-start text:name="__RefHeading___Toc127_288785947"/><text:bookmark-start text:name="_Toc75769321"/>Server side<text:bookmark-end text:name="__RefHeading___Toc127_288785947"/><text:bookmark-end text:name="_Toc75769321"/></text:h>
      <text:h text:style-name="Heading1" text:outline-level="1">Important notes on link server</text:h>
      <text:list text:style-name="LFO7" text:continue-numbering="true">
        <text:list-item>
          <text:p text:style-name="P306">The linkserver IP (linkServerIp) in the config.json file of TraceServer should have the IP address starting with http://. This should be<text:s/><text:a xlink:href="http://192.168.3.49" office:target-frame-name="_top" xlink:show="replace"><text:span text:style-name="Hyperlink">http://192.168.3.49</text:span></text:a><text:s/>and not<text:s/><text:soft-page-break/>something like https://... The https is not applicable from server to server communication. It is attached to domains only. The link server will not work if linkServerIp is not as stated above.</text:p>
        </text:list-item>
        <text:list-item>
          <text:p text:style-name="P307"><text:span text:style-name="T308">How to stop having two TraceServer connected to link server</text:span>: It was found that wsgi script was executed twice and therefore two processes were created and hence traceServer.py was executed twice. I<text:s/>did: In wsgi.conf -&gt; WSGIDaemonProcess-&gt; processes=1. By default processes=2 is there hence two processes were created. After doing processes=1 and then main server stop and then configuration server restart solves the issue.</text:p>
        </text:list-item>
        <text:list-item>
          <text:p text:style-name="P309"><text:span text:style-name="T310">Steps to clone Development se</text:span><text:span text:style-name="T311">rver to stage server</text:span>:</text:p>
          <text:list text:continue-numbering="true">
            <text:list-item>
              <text:p text:style-name="P312">Upload latest versions in development and make it running and test</text:p>
            </text:list-item>
            <text:list-item>
              <text:p text:style-name="P313">Delete stage server</text:p>
            </text:list-item>
            <text:list-item>
              <text:p text:style-name="P314">Clone Development servers to stage.cloudjiffy.net</text:p>
            </text:list-item>
            <text:list-item>
              <text:p text:style-name="P315">In stage, set config file for link serverUrl, linkServerIp, env etc.</text:p>
            </text:list-item>
            <text:list-item>
              <text:p text:style-name="P316">Restart application server of stage</text:p>
            </text:list-item>
            <text:list-item>
              <text:p text:style-name="P317">Test stage.cloudjiffy.net</text:p>
            </text:list-item>
          </text:list>
        </text:list-item>
      </text:list>
      <text:p text:style-name="P318">Link-server is independent node.js server and any server may it be development, staging or production can connect to it.</text:p>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19">Paste following:</text:p>
      <text:p text:style-name="P320">Alias /robots.txt /var/www/webroot/ROOT/build/robots.txt</text:p>
      <text:p text:style-name="P321">Alias /favicon.ico /var/www/webroot/ROOT/build/favicon.ico</text:p>
      <text:p text:style-name="P322">Alias /manifest.json<text:s/>/var/www/webroot/ROOT/build/manifest.json</text:p>
      <text:p text:style-name="P323">Alias /images /var/www/webroot/ROOT/images</text:p>
      <text:p text:style-name="P324">Alias /static /var/www/webroot/ROOT/build/static</text:p>
      <text:p text:style-name="P325">Alias /.well-known /var/www/webroot/ROOT/.well-known</text:p>
      <text:p text:style-name="P326">Alias /config.js /var/www/webroot/ROOT/build/config.js</text:p>
      <text:p text:style-name="P327">Alias /index /var/www/webroot/ROOT/build/index.html</text:p>
      <text:p text:style-name="P328">Alias /logo192.png /var/www/webroot/ROOT/build/logo192.png</text:p>
      <text:p text:style-name="Textbody"/>
      <text:p text:style-name="Textbody">Step 2: Cleanup everything in ROOT folder except wsgi.py as following content.</text:p>
      <text:p text:style-name="Textbody"/>
      <text:p text:style-name="P329">import sys, os</text:p>
      <text:p text:style-name="P330"/>
      <text:p text:style-name="P331">path = '/var/www/webroot/ROOT'</text:p>
      <text:p text:style-name="P332">if path not in sys.path:</text:p>
      <text:p text:style-name="P333"><text:s text:c="4"/>sys.path.append(path)</text:p>
      <text:p text:style-name="P334">path1 = '/var/www/webroot/ROOT/TraceServer'</text:p>
      <text:p text:style-name="P335">if path1 not in sys.path:</text:p>
      <text:p text:style-name="P336"><text:s text:c="4"/>sys.path.append(path1)</text:p>
      <text:p text:style-name="P337">os.chdir(path1)</text:p>
      <text:p text:style-name="P338">print('path:', path)</text:p>
      <text:p text:style-name="P339">from TraceServer.traceServer import app</text:p>
      <text:p text:style-name="P340">application = app</text:p>
      <text:p text:style-name="Textbody"/>
      <text:p text:style-name="Textbody">Step 3: In client, config.js set<text:s/>production as ‘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text:s/>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41">Step<text:s/>5: In command mode ‘cd /var/www/webroot/ROOT’.<text:s/><text:span text:style-name="T342">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43">In wsgi.config<text:s/>-&gt; WSGIDaemonProcess -&gt; processes = 1. Default is processes = 2, so wsgi script is run twice and two processes are created, which is not we want.</text:p>
        </text:list-item>
        <text:list-item>
          <text:p text:style-name="P344">Remove python-path="/var/www/webroot/virtenv/lib/python/:/var/www/webroot/", because we are not using any virtual env</text:p>
        </text:list-item>
      </text:list>
      <text:p text:style-name="Textbody"/>
      <text:p text:style-name="Textbody">Step 5: Restart the container</text:p>
      <text:p text:style-name="Textbody"/>
      <text:h text:style-name="P345" text:outline-level="3"><text:bookmark-start text:name="__RefHeading___Toc109_288785947"/><text:bookmark-start text:name="_Toc75769323"/>Cloudjiffy cloud deployment<text:bookmark-end text:name="__RefHeading___Toc109_288785947"/><text:bookmark-end text:name="_Toc75769323"/></text:h>
      <text:p text:style-name="P346"><text:span text:style-name="T347">Guideline</text:span>: When you create a new environment with Python, Apache web server is auto available. At this time I used Apache webserver version 2.4.6 with Python 3.9.5.<text:s/><text:span text:style-name="T348">It is always better to</text:span><text:span text:style-name="T349"><text:s/>serve the HTML and static files from the web server like Apache and your API / dynamic content through the application server, maybe Flask.</text:span></text:p>
      <text:p text:style-name="P350">For development you should serve the HTML and static files from the application server Flask itself. When you deploy the application then make necessary changes in Cloudjiffy files to let it serve the static and HTML content from the web server itself.</text:p>
      <text:p text:style-name="P351">Steps</text:p>
      <text:p text:style-name="P352">1) Create a new deployment of Apache with Python</text:p>
      <text:p text:style-name="P353">2) In Application Server you will find wsgi.conf. Do<text:s/>following changes in wsgi.conf in Alias statements: The index.html should be in last.</text:p>
      <text:p text:style-name="P354"><text:tab/>Alias /robots.txt /var/www/webroot/ROOT/build/robots.txt</text:p>
      <text:p text:style-name="P355"><text:tab/>Alias /favicon.ico /var/www/webroot/ROOT/build/favicon.ico</text:p>
      <text:p text:style-name="P356"><text:tab/>Alias /manifest.json /var/www/webroot/ROOT/build/manifest.json</text:p>
      <text:p text:style-name="P357"><text:tab/>Alias /images /var/www/webroot/ROOT/images</text:p>
      <text:p text:style-name="P358"><text:tab/>Alias /static /var/www/webroot/ROOT/build/static</text:p>
      <text:p text:style-name="P359"><text:tab/>Alias /.well-known /var/www/webroot/ROOT/.well-known</text:p>
      <text:p text:style-name="P360"><text:tab/>Alias /config.js /var/www/webroot/ROOT/build/config.js</text:p>
      <text:p text:style-name="P361"><text:tab/>Alias /index<text:s/>/var/www/webroot/ROOT/build/index.html</text:p>
      <text:p text:style-name="P362"/>
      <text:p text:style-name="P363">3) Now upload the default ‘build’ folder which is the output of “yarn build” to the “ROOT” folder. This will enable you to run the web application from the build folder. Obviously you<text:s/><text:soft-page-break/>need to do ‘unzip build.zip’ in<text:s/>the command area</text:p>
      <text:p text:style-name="P364">4) Remove pyinfo.py file which comes by default. For dynamic content do modifications in wsgi.py file to start the app in Flask. I have following modifications for wsgi.py file. This is well tested.</text:p>
      <text:p text:style-name="P365"><text:span text:style-name="Emphasis">import sys, os, logging</text:span></text:p>
      <text:p text:style-name="P366"><text:span text:style-name="Emphasis">logger=logging.g</text:span><text:span text:style-name="Emphasis">etLogger()</text:span></text:p>
      <text:p text:style-name="P367"><text:span text:style-name="Emphasis">logging.debug('This message should go to the log file')</text:span></text:p>
      <text:p text:style-name="P368"/>
      <text:p text:style-name="P369"><text:span text:style-name="Emphasis">appFolderName = 'TraceServer'</text:span></text:p>
      <text:p text:style-name="P370"><text:span text:style-name="Emphasis">userPath = os.path.expanduser('~')</text:span></text:p>
      <text:p text:style-name="P371"><text:span text:style-name="Emphasis">path = os.path.join(userPath, 'ROOT')</text:span></text:p>
      <text:p text:style-name="P372"><text:span text:style-name="Emphasis">#logger.warning(path)</text:span></text:p>
      <text:p text:style-name="P373"><text:span text:style-name="Emphasis">if path not in sys.path:</text:span></text:p>
      <text:p text:style-name="P374"><text:span text:style-name="Emphasis"><text:s text:c="4"/>sys.path.append(path)</text:span></text:p>
      <text:p text:style-name="P375"><text:span text:style-name="Emphasis">virtenv = os</text:span><text:span text:style-name="Emphasis">.path.join(path, 'virtenv') # os.path.expanduser('~') + '/ROOT/TraceServer/virtenv/'</text:span></text:p>
      <text:p text:style-name="P376"><text:span text:style-name="Emphasis">virtualenv = os.path.join(virtenv, 'bin/activate_this.py')</text:span></text:p>
      <text:p text:style-name="P377"><text:span text:style-name="Emphasis">try:</text:span></text:p>
      <text:p text:style-name="P378"><text:span text:style-name="Emphasis"><text:s text:c="4"/>exec(compile(open(virtualenv, "rb").read(), virtualenv, 'exec'), dict(__file__=virtualenv))</text:span></text:p>
      <text:p text:style-name="P379"><text:span text:style-name="Emphasis"><text:s text:c="4"/>appFold</text:span><text:span text:style-name="Emphasis">erPath = os.path.join(path, appFolderName)</text:span></text:p>
      <text:p text:style-name="P380"><text:span text:style-name="Emphasis"><text:s text:c="4"/>logger.warning('appFolderPath:' + appFolderPath)</text:span></text:p>
      <text:p text:style-name="P381"><text:span text:style-name="Emphasis"><text:s text:c="4"/>os.chdir(appFolderPath)</text:span></text:p>
      <text:p text:style-name="P382"><text:span text:style-name="Emphasis"><text:s text:c="4"/>if appFolderPath not in sys.path:</text:span></text:p>
      <text:p text:style-name="P383"><text:span text:style-name="Emphasis"><text:s text:c="8"/>sys.path.append(appFolderPath)</text:span></text:p>
      <text:p text:style-name="P384"><text:span text:style-name="Emphasis"><text:s text:c="4"/>from TraceServer import traceServer</text:span></text:p>
      <text:p text:style-name="P385"><text:span text:style-name="Emphasis"><text:s text:c="4"/>application</text:span><text:span text:style-name="Emphasis"><text:s/>= traceServer.app</text:span></text:p>
      <text:p text:style-name="P386"><text:span text:style-name="Emphasis">except Exception as e:</text:span></text:p>
      <text:p text:style-name="P387"><text:span text:style-name="Emphasis"><text:s text:c="4"/>logger.error(e)</text:span></text:p>
      <text:p text:style-name="P388"/>
      <text:p text:style-name="P389"><text:span text:style-name="T390">The above wsgi.py file will start the flask server.</text:span></text:p>
      <text:p text:style-name="P391"/>
      <text:p text:style-name="P392"><text:span text:style-name="T393">5) Create the virtual environment in name of virtenv and install all necessary files in it.</text:span></text:p>
      <text:p text:style-name="P394"/>
      <text:p text:style-name="P395"><text:span text:style-name="T396">1. virtualenv virtenv</text:span></text:p>
      <text:p text:style-name="P397"><text:span text:style-name="T398">2. cd<text:s/></text:span><text:span text:style-name="T399">virtenv/bin</text:span></text:p>
      <text:p text:style-name="P400"><text:span text:style-name="T401">3. . activate</text:span></text:p>
      <text:p text:style-name="P402"><text:span text:style-name="T403">4. When virtenv is activated run this command. ```pip install ...```. Consult another documentation for the list.</text:span></text:p>
      <text:p text:style-name="P404"/>
      <text:p text:style-name="P405"><text:span text:style-name="T406">6) Upload the traceServer to cloud in zipped form and unzip it in the ROOT folder. Replace the<text:s/></text:span><text:span text:style-name="T407">config.json with that for the server. The server on has IP address for PostgreSql database connection</text:span></text:p>
      <text:p text:style-name="P408"/>
      <text:h text:style-name="Heading3" text:outline-level="3"><text:bookmark-start text:name="__RefHeading___Toc369_288785947"/><text:bookmark-start text:name="_Toc75769324"/><text:span text:style-name="Emphasis">Deployment procedures at Cloudjiffy Docker container</text:span><text:bookmark-end text:name="__RefHeading___Toc369_288785947"/><text:bookmark-end text:name="_Toc75769324"/></text:h>
      <text:p text:style-name="P409"><text:span text:style-name="T410">Step 1: Build client</text:span></text:p>
      <text:p text:style-name="P411"><text:span text:style-name="T412"><text:s text:c="2"/>a) Build application with **npm run build** at trace-client. This will create</text:span><text:span text:style-name="T413"><text:s/>build folder, inside that static folder.</text:span></text:p>
      <text:p text:style-name="P414"/>
      <text:p text:style-name="P415"><text:span text:style-name="T416">Step 2: Create local server environment, zip and upload</text:span></text:p>
      <text:p text:style-name="P417"><text:span text:style-name="T418"><text:s text:c="2"/>a) Create a local Deployment folder, in that copy TraceServer</text:span></text:p>
      <text:p text:style-name="P419"><text:span text:style-name="T420"><text:s text:c="2"/>b) Take out static folder from build folder and copy both in deployment folder<text:s/></text:span><text:soft-page-break/><text:span text:style-name="T421">adjacent to<text:s/></text:span><text:span text:style-name="T422">TraceServer folder. So you have in Deployment TraceServer, build, static</text:span></text:p>
      <text:p text:style-name="P423"><text:span text:style-name="T424"><text:s text:c="2"/>c) Copy the server side config.json in TraceServer folder. Originally it has client side config.json</text:span></text:p>
      <text:p text:style-name="P425"><text:span text:style-name="T426"><text:s text:c="2"/>c) zip the TraceServer, build, static folders and upload to cloudjiffy and unz</text:span><text:span text:style-name="T427">ip it</text:span></text:p>
      <text:p text:style-name="P428"><text:span text:style-name="T429"><text:s text:c="2"/>d) At cloudjiffy you must have folder structure TraceServer, build ,static</text:span></text:p>
      <text:p text:style-name="P430"><text:span text:style-name="T431"><text:s text:c="2"/>e) Restart application server cloudjiffy</text:span></text:p>
      <text:p text:style-name="P432"/>
      <text:p text:style-name="P433"><text:span text:style-name="T434">Step 3: Create virtualenv if not there and install using pip</text:span></text:p>
      <text:p text:style-name="P435"><text:span text:style-name="T436">1. virtualenv virtenv</text:span></text:p>
      <text:p text:style-name="P437"><text:span text:style-name="T438">2. cd virtenv/bin</text:span></text:p>
      <text:p text:style-name="P439"><text:span text:style-name="T440">3. . activate</text:span></text:p>
      <text:p text:style-name="P441"><text:span text:style-name="T442">4. When<text:s/></text:span><text:span text:style-name="T443">virtenv is activated run this command:</text:span></text:p>
      <text:p text:style-name="P444"><text:span text:style-name="T445">```pip install ...```</text:span></text:p>
      <text:p text:style-name="P446"/>
      <text:p text:style-name="P447"><text:span text:style-name="T448">5. wsgi.py file is already edited to make use of virtenv</text:span></text:p>
      <text:p text:style-name="P449"><text:span text:style-name="T450">6. Restart nodes and check log in httpd/error_log</text:span></text:p>
      <text:p text:style-name="P451"><text:span text:style-name="T452">Completed.</text:span></text:p>
      <text:p text:style-name="P453"/>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54"><text:span text:style-name="T455">1. use pip install pyjwt and not pip install jwt. The jwt is wrong mo</text:span><text:span text:style-name="T456">dule</text:span></text:p>
      <text:p text:style-name="P457"><text:span text:style-name="T458">2. To install a new module cd /var/www/webroot/ROOT/virtenv/bin</text:span></text:p>
      <text:p text:style-name="P459"><text:span text:style-name="T460"><text:s text:c="2"/>. activate</text:span></text:p>
      <text:p text:style-name="P461"><text:span text:style-name="T462"><text:s text:c="2"/>Check the dot. Otherwise you will get permission error</text:span></text:p>
      <text:p text:style-name="P463"><text:span text:style-name="T464">3. We are using flask_cors library. By default it does not allow all http headers in the request. To allow a custom h</text:span><text:span text:style-name="T465">eader with the request, you need to specifically add that in traceserver.py file <text:s text:c="2"/>as follows:</text:span></text:p>
      <text:p text:style-name="P466"><text:span text:style-name="T467"><text:s text:c="2"/>CORS(app, expose_headers='SELECTION-CRITERIA')</text:span></text:p>
      <text:p text:style-name="P468"><text:span text:style-name="T469"><text:s text:c="2"/>here 'SELECTION-CRITERIA' is custom header. Otherwise you won't get it in server. This digout costed me an ent</text:span><text:span text:style-name="T470">ire Sunday.</text:span></text:p>
      <text:p text:style-name="P471"><text:span text:style-name="T472">4. Important to see the config.json file at client. It contains the development and production url for Graphql endpoint.</text:span></text:p>
      <text:h text:style-name="P473" text:outline-level="3"><text:bookmark-start text:name="_Toc75769326"/>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text:s/>install, npm run build command in post build scripts. They are executed after the build and corresponding output is available. The logs for postbuild are stored in Jelastic/logs folder.</text:p>
      <text:h text:style-name="P474" text:outline-level="3"><text:bookmark-start text:name="__RefHeading___Toc107_288785947"/><text:bookmark-start text:name="_Toc75769327"/><text:soft-page-break/>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75">This section is not used at present. The static and html files are being served from the apache web server directly.</text:p>
      <text:p text:style-name="P476">In TraceServer-&gt;traceMain see:</text:p>
      <text:p text:style-name="P477">app = Flask(__name__, static_folder="../static",</text:p>
      <text:p text:style-name="P478"><text:s text:c="12"/>template_folder="../build")</text:p>
      <text:p text:style-name="P479">template_folder: The html templates / files are stored here. Just define a template_folder and keep only html files and corresponding resources in it.</text:p>
      <text:p text:style-name="P480">static_folder keeps the js/css files etc.</text:p>
      <text:p text:style-name="P481">I used blueprint to create a "track" module. In this module I used:</text:p>
      <text:p text:style-name="P482">trackApp = Blueprint('trackApp', __name__,</text:p>
      <text:p text:style-name="P483"><text:s text:c="21"/>template_folder='templates', static_folder='static', static_url_path='/track/view/css')</text:p>
      <text:p text:style-name="P484">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9" text:continue-numbering="true">
        <text:list-item>
          <text:p text:style-name="P485">Creating and activating virtual env in windows in context of Trace</text:p>
        </text:list-item>
      </text:list>
      <text:p text:style-name="P486">Download and Install Python from installer</text:p>
      <text:p text:style-name="P487">cd c:\projects\trace</text:p>
      <text:p text:style-name="P488">1. python -m pip install virtualenv</text:p>
      <text:p text:style-name="P489">2. python -m venv env</text:p>
      <text:p text:style-name="P490">3. env\Scripts\activate</text:p>
      <text:p text:style-name="P491">4. pip install<text:s/>…</text:p>
      <text:p text:style-name="P492">5. in .vscode settings.json</text:p>
      <text:p text:style-name="P493">{</text:p>
      <text:p text:style-name="P494"><text:s text:c="4"/>"python.pythonPath": "c:\\projects\\trace\\env\\Scripts\\python.exe",</text:p>
      <text:p text:style-name="P495"><text:s text:c="4"/>"python.formatting.provider": "autopep8"</text:p>
      <text:p text:style-name="P496">}</text:p>
      <text:p text:style-name="P497">6. In launch.json I put this:</text:p>
      <text:p text:style-name="P498">{</text:p>
      <text:p text:style-name="P499"><text:s text:c="4"/>// Use IntelliSense to learn about possible attributes.</text:p>
      <text:p text:style-name="P500"><text:s text:c="4"/>//<text:s/>Hover to view descriptions of existing attributes.</text:p>
      <text:p text:style-name="P501"><text:s text:c="4"/>// For more information, visit: https://go.microsoft.com/fwlink/?linkid=830387</text:p>
      <text:p text:style-name="P502"><text:s text:c="4"/>"version": "0.2.0",</text:p>
      <text:p text:style-name="P503"><text:s text:c="4"/>"configurations": [</text:p>
      <text:p text:style-name="P504"><text:s text:c="8"/>{</text:p>
      <text:p text:style-name="P505"><text:s text:c="12"/>"name": "Python: Flask",</text:p>
      <text:p text:style-name="P506"><text:s text:c="12"/>"type": "python",</text:p>
      <text:p text:style-name="P507"><text:s text:c="12"/>"request": "launch",</text:p>
      <text:p text:style-name="P508"><text:s text:c="12"/>"module": "flask",</text:p>
      <text:p text:style-name="P509"><text:s text:c="12"/>"env": {</text:p>
      <text:soft-page-break/>
      <text:p text:style-name="P510"><text:s text:c="16"/>"FLASK_APP": "tserver.py",</text:p>
      <text:p text:style-name="P511"><text:s text:c="16"/>"FLASK_ENV": "development",</text:p>
      <text:p text:style-name="P512"><text:s text:c="16"/>"FLASK_DEBUG": "0"</text:p>
      <text:p text:style-name="P513"><text:s text:c="12"/>},</text:p>
      <text:p text:style-name="P514"><text:s text:c="12"/>"args": [</text:p>
      <text:p text:style-name="P515"><text:s text:c="9"/><text:s text:c="7"/>"run",</text:p>
      <text:p text:style-name="P516"><text:s text:c="16"/>"--no-debugger",</text:p>
      <text:p text:style-name="P517"><text:s text:c="16"/>"--no-reload"</text:p>
      <text:p text:style-name="P518"><text:s text:c="12"/>],</text:p>
      <text:p text:style-name="P519"><text:s text:c="12"/>"jinja": true</text:p>
      <text:p text:style-name="P520"><text:s text:c="8"/>}</text:p>
      <text:p text:style-name="P521"><text:s text:c="4"/>]</text:p>
      <text:p text:style-name="P522">}</text:p>
      <text:p text:style-name="P523">7. To start development server from command line in a command window:</text:p>
      <text:p text:style-name="P524"><text:s text:c="2"/>a) env\Scripts\activate</text:p>
      <text:p text:style-name="P525"><text:s text:c="2"/>b) cd<text:s/>dev\traceServer</text:p>
      <text:p text:style-name="P526"><text:s text:c="2"/>c) set FLASK_APP=traceServer <text:s/>// no spaces</text:p>
      <text:p text:style-name="P527"><text:s text:c="2"/>d) flask run</text:p>
      <text:p text:style-name="P528"/>
      <text:p text:style-name="P529">complete</text:p>
      <text:p text:style-name="P530"/>
      <text:p text:style-name="P531">* Because of settings.json the environment is switched to "env"</text:p>
      <text:p text:style-name="P532"/>
      <text:h text:style-name="Heading3" text:outline-level="3"><text:bookmark-start text:name="__RefHeading___Toc395_288785947"/><text:bookmark-start text:name="_Toc75769330"/>Tips<text:bookmark-end text:name="__RefHeading___Toc395_288785947"/><text:bookmark-end text:name="_Toc75769330"/></text:h>
      <text:list text:style-name="LFO10" text:continue-numbering="true">
        <text:list-item>
          <text:p text:style-name="P533">For using cors in flask do this:</text:p>
        </text:list-item>
      </text:list>
      <text:p text:style-name="P534">```pip install flask_cors```</text:p>
      <text:p text:style-name="P535">In code:</text:p>
      <text:p text:style-name="P536">``` from flask_cors import CORS</text:p>
      <text:p text:style-name="P537">CORS(app)```</text:p>
      <text:p text:style-name="Textbody"/>
      <text:h text:style-name="Heading1" text:outline-level="1"><text:bookmark-start text:name="_Toc75769331"/>Socket implementation<text:bookmark-end text:name="_Toc75769331"/></text:h>
      <text:list text:style-name="LFO11" text:continue-numbering="true">
        <text:list-item>
          <text:p text:style-name="P538">In virtual env “pip install eventlet”. This is important to start websocket transport. Otherwise only long polling is established.</text:p>
        </text:list-item>
        <text:list-item>
          <text:p text:style-name="P539">While starting the Flask server we generally use ‘run flask’. But by using this the websocket transport does not work. You need to start the flask server by “python app.py”, where app.py is the main Flask file.</text:p>
        </text:list-item>
        <text:list-item>
          <text:p text:style-name="P540">Following are the lines for socket in Flask:</text:p>
        </text:list-item>
      </text:list>
      <text:p text:style-name="P541">from flask_socketio import SocketIO, emit</text:p>
      <text:p text:style-name="P542">socketio = SocketIO(app, cors_allowed_origins="*")</text:p>
      <text:p text:style-name="P543">@socketio.on('myEvent')</text:p>
      <text:p text:style-name="P544">def test_message(message):</text:p>
      <text:p text:style-name="P545">    print('myEvent')</text:p>
      <text:p text:style-name="P546">    emit('my response', {'data': message['data']})</text:p>
      <text:p text:style-name="P547"/>
      <text:p text:style-name="P548">@socketio.on('connect')</text:p>
      <text:p text:style-name="P549">def test_connect(auth):</text:p>
      <text:p text:style-name="P550">    emit('my response', {'data': 'Connected'})</text:p>
      <text:p text:style-name="P551">    print('Connected')</text:p>
      <text:p text:style-name="P552">    args = request.args</text:p>
      <text:p text:style-name="P553">    print(args)</text:p>
      <text:p text:style-name="P554"/>
      <text:soft-page-break/>
      <text:p text:style-name="P555">@socketio.on('disconnect')</text:p>
      <text:p text:style-name="P556">def test_disconnect():</text:p>
      <text:p text:style-name="P557">    print('Client disconnected')</text:p>
      <text:p text:style-name="P558">if __name__ == '__main__':</text:p>
      <text:p text:style-name="P559">    socketio.run(app)</text:p>
      <text:p text:style-name="P560"/>
      <text:p text:style-name="P561">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12" text:continue-numbering="true">
        <text:list-item>
          <text:p text:style-name="P562">I will be using several json strings from client to be sent to server having graphQL. The json string will be used to create SQL statements for data insertion in db. Python makes use of properly formatted JSON<text:s/>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63">x = "('abc', 'def', 'ghi')". To convert x to ('abc', 'def', 'ghi') just do eval(x)</text:p>
        </text:list-item>
        <text:list-item>
          <text:p text:style-name="P564">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text:s/>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 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text:s/>"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text:s/>"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text:bookmark-start text:name="_Toc75769336"/><text:soft-page-break/>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 of existing uptodate database and provision it to<text:s/>TraceServer<text:bookmark-end text:name="__RefHeading___Toc405_288785947"/><text:bookmark-end text:name="_Toc7576933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How to take a dump of database schema and data together through pg_dump<text:bookmark-end text:name="__RefHeading___Toc407_288785947"/><text:bookmark-end text:name="_Toc7576933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text:s/>this:<text:bookmark-end text:name="__RefHeading___Toc411_288785947"/><text:bookmark-end text:name="_Toc7576934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 say from<text:s/>postgresql 11.3 to 12.3 as source and target respectively<text:bookmark-end text:name="__RefHeading___Toc413_288785947"/><text:bookmark-end text:name="_Toc7576934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text:s/>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text:s/>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text:s/>'ClientEntityBu' table without overwriting or disturbing the physical schema in database.</text:p>
      <text:h text:style-name="Heading1" text:outline-level="1"><text:bookmark-start text:name="__RefHeading___Toc117_288785947"/><text:bookmark-start text:name="_Toc75769345"/>Psycopg2 (<text:span text:style-name="T565">PostgreSql library to connect PostgreSql from flask</text:span>)<text:bookmark-end text:name="__RefHeading___Toc117_288785947"/><text:bookmark-end text:name="_Toc75769345"/></text:h>
      <text:list text:style-name="LFO14" text:continue-numbering="true">
        <text:list-item>
          <text:p text:style-name="P566">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567"><text:s/>```</text:p>
      <text:p text:style-name="P568"><text:s/>try:</text:p>
      <text:p text:style-name="P569"><text:s text:c="8"/>cursor = connection.cursor()</text:p>
      <text:p text:style-name="P570"><text:s text:c="8"/>sql = f'select * from "{tableName}"'</text:p>
      <text:p text:style-name="P571"><text:s text:c="8"/>try:</text:p>
      <text:p text:style-name="P572"><text:s text:c="12"/>cursor.execute(sql)</text:p>
      <text:p text:style-name="P573"><text:s text:c="12"/>res = cursor.fetchall()</text:p>
      <text:p text:style-name="P574"><text:s text:c="8"/>except(Exception) as error:</text:p>
      <text:p text:style-name="P575"><text:s text:c="12"/>print(error)</text:p>
      <text:p text:style-name="P576"><text:s text:c="12"/>cursor.execute("ROLLBACK")</text:p>
      <text:p text:style-name="P577"><text:s text:c="4"/>except(Exception) as error:</text:p>
      <text:soft-page-break/>
      <text:p text:style-name="P578"><text:s text:c="8"/>print(error)</text:p>
      <text:p text:style-name="P579"><text:s text:c="4"/>finally:</text:p>
      <text:p text:style-name="P580"><text:s text:c="8"/>cursor.close()</text:p>
      <text:p text:style-name="P581">```</text:p>
      <text:p text:style-name="P582"/>
      <text:p text:style-name="P583">* You can use tableNames and columnsNames as parameter in Postgresql. For that one extension "AsIs" is used.</text:p>
      <text:p text:style-name="P584">```from psycopg2.extensions import AsIs```</text:p>
      <text:p text:style-name="P585">Your SQl is:</text:p>
      <text:p text:style-name="P586">```</text:p>
      <text:p text:style-name="P587">select %(fieldName)s from %(tableName)s</text:p>
      <text:p text:style-name="P588"><text:s text:c="12"/>where "id" = %(id)s</text:p>
      <text:p text:style-name="P589">```</text:p>
      <text:p text:style-name="P590">From Python server code using psycopg2</text:p>
      <text:p text:style-name="P591">```</text:p>
      <text:p text:style-name="P592">clientCodeObj = execSql(ENTITY_NAME, sqlString, {</text:p>
      <text:p text:style-name="P593"><text:s text:c="8"/>'fieldName': AsIs('"clientCode"'), 'tableName':<text:s/>AsIs('"TraceClient"'), "id": valueDict['data']['clientId']}, False)</text:p>
      <text:p text:style-name="P594">```</text:p>
      <text:p text:style-name="P595">execSql is a method which executes sql statement using cursors. It manages connections, commits and rollbacks.</text:p>
      <text:p text:style-name="P596">Check the usage of AsIs('"clientCode"'). It passes the field name clientCode in case sensitive manner to underlying sql statement. It worked.</text:p>
      <text:h text:style-name="P597" text:outline-level="1"><text:bookmark-start text:name="__RefHeading___Toc377_288785947"/><text:bookmark-start text:name="_Toc75769346"/>GraphQL<text:bookmark-end text:name="__RefHeading___Toc377_288785947"/><text:bookmark-end text:name="_Toc75769346"/></text:h>
      <text:list text:style-name="LFO15" text:continue-numbering="true">
        <text:list-item>
          <text:p text:style-name="P598">Always remember to wrap the results of GRAPHQL query into a data container as</text:p>
        </text:list-item>
      </text:list>
      <text:p text:style-name="P599"><text:s/>```</text:p>
      <text:p text:style-name="P600"><text:s text:c="4"/>"data":{</text:p>
      <text:p text:style-name="P601"><text:s text:c="8"/>"hello": "Hello world"</text:p>
      <text:p text:style-name="P602"><text:s text:c="4"/>}</text:p>
      <text:p text:style-name="P603"><text:s/>```</text:p>
      <text:p text:style-name="P604">If you don't do that then the Apollo client of React will not be able to recognize it and fail. client.query(...) will fail at client if data is not inside a "data" wrapper. I wasted lots of time figuring it out.</text:p>
      <text:p text:style-name="P605"/>
      <text:list text:style-name="LFO16" text:continue-numbering="true">
        <text:list-item>
          <text:p text:style-name="P606">Consider following GraphQL query:</text:p>
        </text:list-item>
      </text:list>
      <text:p text:style-name="P607"><text:s text:c="4"/>```</text:p>
      <text:p text:style-name="P608"><text:s text:c="4"/>query myQuery{</text:p>
      <text:p text:style-name="P609"><text:s text:c="8"/>generic(tableName:"AccM")</text:p>
      <text:p text:style-name="P610"><text:s text:c="4"/>}</text:p>
      <text:p text:style-name="P611"><text:s text:c="4"/>```</text:p>
      <text:p text:style-name="P612">Here the purpose is, you give a table name and you requires all data of the table. If properly implemented at server it will give a list of String. Each String is a tuple converted to string. You may require a list of list instead<text:s/>of list of tuples. By converting tuple to list you can attain that. Original data before conversion is as follows:</text:p>
      <text:p text:style-name="P613"><text:s text:c="4"/><text:span text:style-name="T614">```</text:span></text:p>
      <text:p text:style-name="P615"><text:s text:c="4"/>{</text:p>
      <text:p text:style-name="P616"><text:s text:c="2"/>"data": {</text:p>
      <text:soft-page-break/>
      <text:p text:style-name="P617"><text:s text:c="4"/>"generic": [</text:p>
      <text:p text:style-name="P618"><text:s text:c="6"/>"(1, 'BranchDivision', 'Branch / Divisions', 'L', 'branch', None, 'N', True, None)",</text:p>
      <text:p text:style-name="P619"><text:s text:c="6"/>"(2, 'Capitalaccount', 'Capital Account', 'L', 'capital', None, 'N', True, None)",</text:p>
      <text:p text:style-name="P620"><text:s text:c="6"/>"(6, 'CurrentLiabilities', 'Current Liabilities', 'L', 'other', None, 'N', True, None)",</text:p>
      <text:p text:style-name="P621"><text:s text:c="6"/>"(10, 'LoansLiability', 'Loans Liability', 'L', 'loan', None, 'N',<text:s/>True, None)",</text:p>
      <text:p text:style-name="P622"><text:s text:c="6"/>"(14, 'Suspense', 'Suspense A/c', 'L', 'other', None, 'N', True, None)",</text:p>
      <text:p text:style-name="P623"><text:s text:c="6"/>"(15, 'CurrentAssets', 'Current Assets', 'A', 'other', None, 'N', True, None)",</text:p>
      <text:p text:style-name="P624"><text:s text:c="6"/>"(23, 'MiscExpences', 'Misc Expences (Asset)', 'A', 'other', None, 'N', True, None)",</text:p>
      <text:p text:style-name="P625"><text:s text:c="6"/>"(24, 'Investments', 'Investments', 'A', 'other', None, 'N', True, None)",</text:p>
      <text:p text:style-name="P626"><text:s text:c="6"/>"(25, 'IndirectExpences', 'Indirect Expences', 'E', 'iexp', None, 'N', True, None)",</text:p>
      <text:p text:style-name="P627"><text:s text:c="6"/>"(26, 'Purchase', 'Purchase Accounts', 'E', 'purchase', None,<text:s/>'N', True, None)",</text:p>
      <text:p text:style-name="P628"><text:s text:c="6"/>"(27, 'DirectExpences', 'Direct Expences', 'E', 'dexp', None, 'N', True, None)",</text:p>
      <text:p text:style-name="P629"><text:s text:c="6"/>"(28, 'DirectIncome', 'Direct Incomes', 'I', 'dincome', None, 'N', True, None)",</text:p>
      <text:p text:style-name="P630"><text:s text:c="6"/>"(29, 'Indirectincome', 'Indirect Incomes', 'I', 'iincome', None, 'N', True, None)",</text:p>
      <text:p text:style-name="P631"><text:s text:c="6"/>"(30, 'Sales', 'Sales Account', 'I', 'sale', None, 'N', True, None)",</text:p>
      <text:p text:style-name="P632"><text:s text:c="6"/>"(3, 'CapitalSubgroup', 'Capital Account Subgroup', 'L', 'capital', 2, 'N', False, None)",</text:p>
      <text:p text:style-name="P633"><text:s text:c="6"/>"(4, 'Capital', 'Capital', 'L',<text:s/>'capital', 3, 'Y', True, None)",</text:p>
      <text:p text:style-name="P634"><text:s text:c="6"/>"(5, 'ReservesAndSurplus', 'Reserves &amp; Surplus', 'L', 'capital', 2, 'N', True, None)",</text:p>
      <text:p text:style-name="P635"><text:s text:c="6"/>"(7, 'DutiesAndTaxes', 'Duties &amp; Taxes', 'L', 'other', 6, 'N', True, None)",</text:p>
      <text:p text:style-name="P636"><text:s text:c="6"/>"(8, 'Provisions', 'Provisions', 'L', 'other', 6, 'N', True, None)",</text:p>
      <text:p text:style-name="P637"><text:s text:c="6"/>"(9, 'SundryCreditors', 'Sundry Creditors', 'L', 'creditor', 6, 'N', True, None)",</text:p>
      <text:p text:style-name="P638"><text:s text:c="6"/>"(11, 'BankOd', 'Bank OD Account', 'L', 'bank', 10, 'N', True, None)",</text:p>
      <text:p text:style-name="P639"><text:s text:c="6"/>"(12, 'SecuredLoans', 'Secured Loans', 'L', 'loan', 10,<text:s/>'N', True, None)",</text:p>
      <text:p text:style-name="P640"><text:s text:c="6"/>"(13, 'UnsecuredLoans', 'Unsecured Loans', 'L', 'loan', 10, 'N', True, None)",</text:p>
      <text:p text:style-name="P641"><text:s text:c="6"/>"(16, 'BankAccounts', 'Bank Accounts', 'A', 'bank', 15, 'N', True, None)",</text:p>
      <text:p text:style-name="P642"><text:s text:c="6"/>"(17, 'CashInHand', 'Cash-in-Hand', 'A', 'cash', 15, 'N', True, None)",</text:p>
      <text:p text:style-name="P643"><text:s text:c="6"/>"(18, 'BankOCC', 'Bank Cash Credit', 'L', 'bank', 10, 'N', True, None)",</text:p>
      <text:p text:style-name="P644"><text:s text:c="6"/>"(19, 'DepositsAsset', 'Deposits (Asset)', 'A', 'other', 15, 'N', True, None)",</text:p>
      <text:p text:style-name="P645"><text:s text:c="6"/>"(20, 'StockInHand', 'Stock in Hand', 'A', 'other', 15, 'N', True,<text:s/>None)",</text:p>
      <text:p text:style-name="P646"><text:s text:c="6"/>"(21, 'LoansAndAdvances', 'Loans &amp; Advances (Asset)', 'A', 'other', 15, 'N', True, None)",</text:p>
      <text:p text:style-name="P647"><text:s text:c="6"/>"(22, 'SundryDebtors', 'Sundry Debtors', 'A', 'debtor', 15, 'N', True, None)"</text:p>
      <text:p text:style-name="P648"><text:s text:c="4"/>]</text:p>
      <text:p text:style-name="P649"><text:s text:c="2"/>}</text:p>
      <text:p text:style-name="P650"><text:s text:c="4"/>}</text:p>
      <text:p text:style-name="P651"><text:s text:c="4"/>```</text:p>
      <text:p text:style-name="P652"><text:s text:c="4"/></text:p>
      <text:p text:style-name="P653"><text:s text:c="4"/>Data after conversion is as follows:</text:p>
      <text:p text:style-name="P654"><text:s text:c="4"/>```</text:p>
      <text:p text:style-name="P655"><text:s text:c="4"/><text:span text:style-name="T656">{</text:span></text:p>
      <text:p text:style-name="P657"><text:s text:c="2"/>"data": {</text:p>
      <text:p text:style-name="P658"><text:s text:c="4"/>"generic": [</text:p>
      <text:p text:style-name="P659"><text:s text:c="6"/>"[1, 'BranchDivision', 'Branch / Divisions', 'L', 'branch', None, 'N', True, None]",</text:p>
      <text:p text:style-name="P660"><text:s text:c="6"/>"[2, 'Capitalaccount', 'Capital Account', 'L', 'capital', None, 'N', True, None]",</text:p>
      <text:p text:style-name="P661"><text:s text:c="6"/>"[6, 'CurrentLiabilities', 'Current Liabilities', 'L', 'other', None, 'N', True, None]",</text:p>
      <text:p text:style-name="P662"><text:s text:c="6"/>"[10, 'LoansLiability', 'Loans Liability', 'L', 'loan', None, 'N', True, None]",</text:p>
      <text:p text:style-name="P663"><text:s text:c="6"/>"[14, 'Suspense', 'Suspense A/c', 'L', 'other', None, 'N', True, None]",</text:p>
      <text:p text:style-name="P664"><text:s text:c="6"/>"[15, 'CurrentAssets', 'Current Assets', 'A', 'other', None, 'N', True, None]",</text:p>
      <text:p text:style-name="P665"><text:s text:c="6"/>"[23, 'MiscExpences', 'Misc Expences (Asset)', 'A', 'other', None, 'N', True, None]",</text:p>
      <text:p text:style-name="P666"><text:s text:c="6"/>"[24, 'Investments', 'Investments', 'A', 'other', None, 'N', True, None]",</text:p>
      <text:p text:style-name="P667"><text:s text:c="6"/>"[25, 'IndirectExpences', 'Indirect Expences', 'E', 'iexp', None, 'N', True, None]",</text:p>
      <text:p text:style-name="P668"><text:s text:c="6"/>"[26, 'Purchase', 'Purchase Accounts', 'E', 'purchase', None, 'N', True, None]",</text:p>
      <text:p text:style-name="P669"><text:s text:c="6"/>"[27, 'DirectExpences', 'Direct Expences', 'E', 'dexp', None, 'N', True, None]",</text:p>
      <text:soft-page-break/>
      <text:p text:style-name="P670"><text:s text:c="6"/>"[28, 'DirectIncome', 'Direct Incomes', 'I', 'dincome', None, 'N', True, None]",</text:p>
      <text:p text:style-name="P671"><text:s text:c="6"/>"[29, 'Indirectincome', 'Indirect Incomes', 'I', 'iincome', None, 'N', True, None]",</text:p>
      <text:p text:style-name="P672"><text:s text:c="6"/>"[30, 'Sales', 'Sales Account', 'I', 'sale', None, 'N', True, None]",</text:p>
      <text:p text:style-name="P673"><text:s text:c="6"/>"[3,<text:s/>'CapitalSubgroup', 'Capital Account Subgroup', 'L', 'capital', 2, 'N', False, None]",</text:p>
      <text:p text:style-name="P674"><text:s text:c="6"/>"[4, 'Capital', 'Capital', 'L', 'capital', 3, 'Y', True, None]",</text:p>
      <text:p text:style-name="P675"><text:s text:c="6"/>"[5, 'ReservesAndSurplus', 'Reserves &amp; Surplus', 'L', 'capital', 2, 'N', True, None]",</text:p>
      <text:p text:style-name="P676"><text:s text:c="6"/>"[7, 'DutiesAndTaxes', 'Duties &amp; Taxes', 'L', 'other', 6, 'N', True, None]",</text:p>
      <text:p text:style-name="P677"><text:s text:c="6"/>"[8, 'Provisions', 'Provisions', 'L', 'other', 6, 'N', True, None]",</text:p>
      <text:p text:style-name="P678"><text:s text:c="6"/>"[9, 'SundryCreditors', 'Sundry Creditors', 'L', 'creditor', 6, 'N', True, None]",</text:p>
      <text:p text:style-name="P679"><text:s text:c="6"/>"[11, 'BankOd', 'Bank OD Account', 'L', 'bank', 10, 'N', True, None]",</text:p>
      <text:p text:style-name="P680"><text:s text:c="6"/>"[12, 'SecuredLoans', 'Secured Loans', 'L', 'loan', 10, 'N', True, None]",</text:p>
      <text:p text:style-name="P681"><text:s text:c="6"/>"[13, 'UnsecuredLoans', 'Unsecured Loans', 'L', 'loan', 10, 'N', True, None]",</text:p>
      <text:p text:style-name="P682"><text:s text:c="6"/>"[16,<text:s/>'BankAccounts', 'Bank Accounts', 'A', 'bank', 15, 'N', True, None]",</text:p>
      <text:p text:style-name="P683"><text:s text:c="6"/>"[17, 'CashInHand', 'Cash-in-Hand', 'A', 'cash', 15, 'N', True, None]",</text:p>
      <text:p text:style-name="P684"><text:s text:c="6"/>"[18, 'BankOCC', 'Bank Cash Credit', 'L', 'bank', 10, 'N', True, None]",</text:p>
      <text:p text:style-name="P685"><text:s text:c="6"/>"[19, 'DepositsAsset', 'Deposits (Asset)', 'A', 'other', 15, 'N', True, None]",</text:p>
      <text:p text:style-name="P686"><text:s text:c="6"/>"[20, 'StockInHand', 'Stock in Hand', 'A', 'other', 15, 'N', True, None]",</text:p>
      <text:p text:style-name="P687"><text:s text:c="6"/>"[21, 'LoansAndAdvances', 'Loans &amp; Advances (Asset)', 'A', 'other', 15, 'N', True, None]",</text:p>
      <text:p text:style-name="P688"><text:s text:c="6"/>"[22, 'SundryDebtors', 'Sundry Debtors', 'A', 'debtor', 15, 'N', True, None]"</text:p>
      <text:p text:style-name="P689"><text:s text:c="4"/>]</text:p>
      <text:p text:style-name="P690"><text:s text:c="2"/>}</text:p>
      <text:p text:style-name="P691">}</text:p>
      <text:p text:style-name="P692">```</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text:s/>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text:s/>three generators folders to register them.</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7" text:continue-numbering="true">
        <text:list-item>
          <text:p text:style-name="P693">Data format sample for master details JSON data. Python genericUpdateMasterDetails method at server consumes this data format</text:p>
        </text:list-item>
      </text:list>
      <text:p text:style-name="P694">{</text:p>
      <text:p text:style-name="P695"><text:s text:c="2"/>tableName: 'name of table'</text:p>
      <text:soft-page-break/>
      <text:p text:style-name="P696"><text:s text:c="2"/>data: [</text:p>
      <text:p text:style-name="P697"><text:s text:c="4"/>{</text:p>
      <text:p text:style-name="P698"><text:s text:c="6"/>col1: 'col1 value'</text:p>
      <text:p text:style-name="P699"><text:s text:c="2"/><text:s text:c="4"/>col2: 'col2 value'</text:p>
      <text:p text:style-name="P700"><text:s text:c="8"/>...</text:p>
      <text:p text:style-name="P701"><text:s text:c="4"/>}</text:p>
      <text:p text:style-name="P702"><text:s text:c="2"/>],</text:p>
      <text:p text:style-name="P703"><text:s text:c="2"/>details: [</text:p>
      <text:p text:style-name="P704"><text:s text:c="4"/>{</text:p>
      <text:p text:style-name="P705"><text:s text:c="6"/>"tableName": "name of details table",</text:p>
      <text:p text:style-name="P706"><text:s text:c="6"/>"fkeyName": "tranHeaderId",</text:p>
      <text:p text:style-name="P707"><text:s text:c="6"/>"data": [</text:p>
      <text:p text:style-name="P708"><text:s text:c="8"/>{</text:p>
      <text:p text:style-name="P709"><text:s text:c="10"/>col1: 'col1 value'</text:p>
      <text:p text:style-name="P710"><text:s text:c="10"/>col2: 'col2 value'</text:p>
      <text:p text:style-name="P711"><text:s text:c="8"/>...</text:p>
      <text:p text:style-name="P712"><text:s text:c="8"/>}</text:p>
      <text:p text:style-name="P713"><text:s text:c="6"/>],</text:p>
      <text:p text:style-name="P714"><text:s text:c="6"/>"deletedIds": [1,2,3...],</text:p>
      <text:p text:style-name="P715"><text:s text:c="6"/>"details": [</text:p>
      <text:p text:style-name="P716"><text:s text:c="10"/>... further nesting</text:p>
      <text:p text:style-name="P717"><text:s text:c="6"/>]</text:p>
      <text:p text:style-name="P718"><text:s text:c="4"/>}</text:p>
      <text:p text:style-name="P719"><text:s text:c="2"/>]</text:p>
      <text:p text:style-name="P720">}</text:p>
      <text:p text:style-name="P721"/>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 software. As on 18th Now 2019 there are two entities 'accounts' and<text:s/>'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soft-page-break/>Postman<text:bookmark-end text:name="__RefHeading___Toc427_288785947"/><text:bookmark-end text:name="_Toc75769351"/></text:h>
      <text:p text:style-name="Textbody">* Used for sending data to Flask server. For mutation all data sent to server is JSON data. The JSON data from Postman was of following format. Check the ""<text:s/>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0%"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8-13T05:48:00Z</dc:date>
    <meta:template xlink:href="Normal" xlink:type="simple"/>
    <meta:editing-cycles>38</meta:editing-cycles>
    <meta:editing-duration>PT1032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5" meta:paragraph-count="99" meta:word-count="7442" meta:character-count="49767" meta:row-count="353" meta:non-whitespace-character-count="42424"/>
  </office:meta>
</office:document-meta>
</file>